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 Cyr" svg:font-family="'Courier New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16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5.38mm"/>
    </style:style>
    <style:style style:name="co4" style:family="table-column">
      <style:table-column-properties fo:break-before="auto" style:column-width="21.1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_20_">
      <style:table-properties table:display="true" style:writing-mode="lr-tb"/>
    </style:style>
    <style:style style:name="ce1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Courier New Cyr" fo:font-size="13pt" fo:font-style="normal" fo:text-shadow="none" style:text-underline-style="none" fo:font-weight="normal" style:font-size-asian="13pt" style:font-style-asian="normal" style:font-weight-asian="normal" style:font-name-complex="Courier New Cyr" style:font-size-complex="13pt" style:font-style-complex="normal" style:font-weight-complex="normal"/>
    </style:style>
    <style:style style:name="ce2" style:family="table-cell" style:parent-style-name="Default">
      <style:table-cell-properties fo:border-bottom="none" fo:background-color="#c0c0c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1" table:number-columns-repeated="6" table:default-cell-style-name="Default"/>
        <table:table-column table:style-name="co2" table:default-cell-style-name="ce6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>
            <text:p>Таблица РСУ</text:p>
          </table:table-cell>
          <table:table-cell table:style-name="ce1" table:number-columns-repeated="12"/>
          <table:table-cell table:number-columns-repeated="51"/>
        </table:table-row>
        <table:table-row table:style-name="ro1">
          <table:table-cell table:style-name="ce2" table:number-columns-repeated="6"/>
          <table:table-cell table:style-name="ce8" office:value-type="string" calcext:value-type="string">
            <text:p>Усилия</text:p>
          </table:table-cell>
          <table:table-cell table:style-name="ce11" table:number-columns-repeated="4"/>
          <table:table-cell table:style-name="ce12"/>
          <table:table-cell table:style-name="ce2"/>
          <table:table-cell table:number-columns-repeated="51"/>
        </table:table-row>
        <table:table-row table:style-name="ro2">
          <table:table-cell table:style-name="ce3" office:value-type="string" calcext:value-type="string">
            <text:p>№ элем</text:p>
          </table:table-cell>
          <table:table-cell table:style-name="ce3" office:value-type="string" calcext:value-type="string">
            <text:p>№ сечен</text:p>
          </table:table-cell>
          <table:table-cell table:style-name="ce3" office:value-type="string" calcext:value-type="string">
            <text:p>№ столбца</text:p>
          </table:table-cell>
          <table:table-cell table:style-name="ce3" office:value-type="string" calcext:value-type="string">
            <text:p>Кран/сейсм</text:p>
          </table:table-cell>
          <table:table-cell table:style-name="ce3" office:value-type="string" calcext:value-type="string">
            <text:p>Группа РСУ</text:p>
          </table:table-cell>
          <table:table-cell table:style-name="ce3" office:value-type="string" calcext:value-type="string">
            <text:p>Критерий</text:p>
          </table:table-cell>
          <table:table-cell table:style-name="ce9" office:value-type="string" calcext:value-type="string">
            <text:p>N</text:p>
            <text:p>(т)</text:p>
          </table:table-cell>
          <table:table-cell table:style-name="ce9" office:value-type="string" calcext:value-type="string">
            <text:p>Mk</text:p>
            <text:p>(т*м)</text:p>
          </table:table-cell>
          <table:table-cell table:style-name="ce9" office:value-type="string" calcext:value-type="string">
            <text:p>My</text:p>
            <text:p>(т*м)</text:p>
          </table:table-cell>
          <table:table-cell table:style-name="ce9" office:value-type="string" calcext:value-type="string">
            <text:p>Qz</text:p>
            <text:p>(т)</text:p>
          </table:table-cell>
          <table:table-cell table:style-name="ce9" office:value-type="string" calcext:value-type="string">
            <text:p>Mz</text:p>
            <text:p>(т*м)</text:p>
          </table:table-cell>
          <table:table-cell table:style-name="ce9" office:value-type="string" calcext:value-type="string">
            <text:p>Qy</text:p>
            <text:p>(т)</text:p>
          </table:table-cell>
          <table:table-cell table:style-name="ce3" office:value-type="string" calcext:value-type="string">
            <text:p>№№ загруж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10" office:value-type="float" office:value="-13.142761" calcext:value-type="float">
            <text:p><text:s/>13,143</text:p>
          </table:table-cell>
          <table:table-cell table:style-name="ce10" office:value-type="float" office:value="0.216896" calcext:value-type="float">
            <text:p><text:s/>0,217</text:p>
          </table:table-cell>
          <table:table-cell table:style-name="ce10" office:value-type="float" office:value="16.027016" calcext:value-type="float">
            <text:p><text:s/>16,027</text:p>
          </table:table-cell>
          <table:table-cell table:style-name="ce10" office:value-type="float" office:value="-3.489789" calcext:value-type="float">
            <text:p><text:s/>3,490</text:p>
          </table:table-cell>
          <table:table-cell table:style-name="ce10" office:value-type="float" office:value="7.403702" calcext:value-type="float">
            <text:p><text:s/>7,404</text:p>
          </table:table-cell>
          <table:table-cell table:style-name="ce10" office:value-type="float" office:value="0.793009" calcext:value-type="float">
            <text:p><text:s/>0,793</text:p>
          </table:table-cell>
          <table:table-cell table:style-name="ce7" office:value-type="string" calcext:value-type="string">
            <text:p>  1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22.85071" calcext:value-type="float">
            <text:p><text:s/>22,851</text:p>
          </table:table-cell>
          <table:table-cell table:style-name="ce10" office:value-type="float" office:value="-0.163255" calcext:value-type="float">
            <text:p><text:s/>0,163</text:p>
          </table:table-cell>
          <table:table-cell table:style-name="ce10" office:value-type="float" office:value="-12.572099" calcext:value-type="float">
            <text:p><text:s/>12,572</text:p>
          </table:table-cell>
          <table:table-cell table:style-name="ce10" office:value-type="float" office:value="3.061859" calcext:value-type="float">
            <text:p><text:s/>3,062</text:p>
          </table:table-cell>
          <table:table-cell table:style-name="ce10" office:value-type="float" office:value="-0.395203" calcext:value-type="float">
            <text:p><text:s/>0,395</text:p>
          </table:table-cell>
          <table:table-cell table:style-name="ce10" office:value-type="float" office:value="-0.126355" calcext:value-type="float">
            <text:p><text:s/>0,126</text:p>
          </table:table-cell>
          <table:table-cell table:style-name="ce7" office:value-type="string" calcext:value-type="string">
            <text:p>  1 2 6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" calcext:value-type="float">
            <text:p><text:s/>3</text:p>
          </table:table-cell>
          <table:table-cell table:style-name="ce10" office:value-type="float" office:value="-13.516932" calcext:value-type="float">
            <text:p><text:s/>13,517</text:p>
          </table:table-cell>
          <table:table-cell table:style-name="ce10" office:value-type="float" office:value="-0.403599" calcext:value-type="float">
            <text:p><text:s/>0,404</text:p>
          </table:table-cell>
          <table:table-cell table:style-name="ce10" office:value-type="float" office:value="19.847332" calcext:value-type="float">
            <text:p><text:s/>19,847</text:p>
          </table:table-cell>
          <table:table-cell table:style-name="ce10" office:value-type="float" office:value="-3.896206" calcext:value-type="float">
            <text:p><text:s/>3,896</text:p>
          </table:table-cell>
          <table:table-cell table:style-name="ce10" office:value-type="float" office:value="-7.756097" calcext:value-type="float">
            <text:p><text:s/>7,756</text:p>
          </table:table-cell>
          <table:table-cell table:style-name="ce10" office:value-type="float" office:value="-0.913526" calcext:value-type="float">
            <text:p><text:s/>0,914</text:p>
          </table:table-cell>
          <table:table-cell table:style-name="ce7" office:value-type="string" calcext:value-type="string">
            <text:p>  1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7" calcext:value-type="float">
            <text:p><text:s/>7</text:p>
          </table:table-cell>
          <table:table-cell table:style-name="ce10" office:value-type="float" office:value="-13.363606" calcext:value-type="float">
            <text:p><text:s/>13,364</text:p>
          </table:table-cell>
          <table:table-cell table:style-name="ce10" office:value-type="float" office:value="-0.074224" calcext:value-type="float">
            <text:p><text:s/>0,074</text:p>
          </table:table-cell>
          <table:table-cell table:style-name="ce10" office:value-type="float" office:value="-11.847505" calcext:value-type="float">
            <text:p><text:s/>11,848</text:p>
          </table:table-cell>
          <table:table-cell table:style-name="ce10" office:value-type="float" office:value="2.984775" calcext:value-type="float">
            <text:p><text:s/>2,985</text:p>
          </table:table-cell>
          <table:table-cell table:style-name="ce10" office:value-type="float" office:value="-0.184555" calcext:value-type="float">
            <text:p><text:s/>0,185</text:p>
          </table:table-cell>
          <table:table-cell table:style-name="ce10" office:value-type="float" office:value="-0.061263" calcext:value-type="float">
            <text:p><text:s/>0,061</text:p>
          </table:table-cell>
          <table:table-cell table:style-name="ce7" office:value-type="string" calcext:value-type="string">
            <text:p>  1 6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8" calcext:value-type="float">
            <text:p><text:s/>8</text:p>
          </table:table-cell>
          <table:table-cell table:style-name="ce10" office:value-type="float" office:value="-23.004036" calcext:value-type="float">
            <text:p><text:s/>23,004</text:p>
          </table:table-cell>
          <table:table-cell table:style-name="ce10" office:value-type="float" office:value="-0.49263" calcext:value-type="float">
            <text:p><text:s/>0,493</text:p>
          </table:table-cell>
          <table:table-cell table:style-name="ce10" office:value-type="float" office:value="19.122738" calcext:value-type="float">
            <text:p><text:s/>19,123</text:p>
          </table:table-cell>
          <table:table-cell table:style-name="ce10" office:value-type="float" office:value="-3.819121" calcext:value-type="float">
            <text:p><text:s/>3,819</text:p>
          </table:table-cell>
          <table:table-cell table:style-name="ce10" office:value-type="float" office:value="-7.966745" calcext:value-type="float">
            <text:p><text:s/>7,967</text:p>
          </table:table-cell>
          <table:table-cell table:style-name="ce10" office:value-type="float" office:value="-0.978619" calcext:value-type="float">
            <text:p><text:s/>0,979</text:p>
          </table:table-cell>
          <table:table-cell table:style-name="ce7" office:value-type="string" calcext:value-type="string">
            <text:p>  1 2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10" office:value-type="float" office:value="-13.118614" calcext:value-type="float">
            <text:p><text:s/>13,119</text:p>
          </table:table-cell>
          <table:table-cell table:style-name="ce10" office:value-type="float" office:value="0.217036" calcext:value-type="float">
            <text:p><text:s/>0,217</text:p>
          </table:table-cell>
          <table:table-cell table:style-name="ce10" office:value-type="float" office:value="13.814352" calcext:value-type="float">
            <text:p><text:s/>13,814</text:p>
          </table:table-cell>
          <table:table-cell table:style-name="ce10" office:value-type="float" office:value="-3.254399" calcext:value-type="float">
            <text:p><text:s/>3,254</text:p>
          </table:table-cell>
          <table:table-cell table:style-name="ce10" office:value-type="float" office:value="7.401404" calcext:value-type="float">
            <text:p><text:s/>7,401</text:p>
          </table:table-cell>
          <table:table-cell table:style-name="ce10" office:value-type="float" office:value="0.792751" calcext:value-type="float">
            <text:p><text:s/>0,793</text:p>
          </table:table-cell>
          <table:table-cell table:style-name="ce7" office:value-type="string" calcext:value-type="string">
            <text:p>  1 3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4" calcext:value-type="float">
            <text:p><text:s/>24</text:p>
          </table:table-cell>
          <table:table-cell table:style-name="ce10" office:value-type="float" office:value="-22.979889" calcext:value-type="float">
            <text:p><text:s/>22,980</text:p>
          </table:table-cell>
          <table:table-cell table:style-name="ce10" office:value-type="float" office:value="-0.492491" calcext:value-type="float">
            <text:p><text:s/>0,492</text:p>
          </table:table-cell>
          <table:table-cell table:style-name="ce10" office:value-type="float" office:value="16.910074" calcext:value-type="float">
            <text:p><text:s/>16,910</text:p>
          </table:table-cell>
          <table:table-cell table:style-name="ce10" office:value-type="float" office:value="-3.583731" calcext:value-type="float">
            <text:p><text:s/>3,584</text:p>
          </table:table-cell>
          <table:table-cell table:style-name="ce10" office:value-type="float" office:value="-7.969043" calcext:value-type="float">
            <text:p><text:s/>7,969</text:p>
          </table:table-cell>
          <table:table-cell table:style-name="ce10" office:value-type="float" office:value="-0.978876" calcext:value-type="float">
            <text:p><text:s/>0,979</text:p>
          </table:table-cell>
          <table:table-cell table:style-name="ce7" office:value-type="string" calcext:value-type="string">
            <text:p>  1 2 4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5" calcext:value-type="float">
            <text:p><text:s/>25</text:p>
          </table:table-cell>
          <table:table-cell table:style-name="ce10" office:value-type="float" office:value="-13.492785" calcext:value-type="float">
            <text:p><text:s/>13,493</text:p>
          </table:table-cell>
          <table:table-cell table:style-name="ce10" office:value-type="float" office:value="-0.40346" calcext:value-type="float">
            <text:p><text:s/>0,403</text:p>
          </table:table-cell>
          <table:table-cell table:style-name="ce10" office:value-type="float" office:value="17.634668" calcext:value-type="float">
            <text:p><text:s/>17,635</text:p>
          </table:table-cell>
          <table:table-cell table:style-name="ce10" office:value-type="float" office:value="-3.660816" calcext:value-type="float">
            <text:p><text:s/>3,661</text:p>
          </table:table-cell>
          <table:table-cell table:style-name="ce10" office:value-type="float" office:value="-7.758395" calcext:value-type="float">
            <text:p><text:s/>7,758</text:p>
          </table:table-cell>
          <table:table-cell table:style-name="ce10" office:value-type="float" office:value="-0.913784" calcext:value-type="float">
            <text:p><text:s/>0,914</text:p>
          </table:table-cell>
          <table:table-cell table:style-name="ce7" office:value-type="string" calcext:value-type="string">
            <text:p>  1 4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6" calcext:value-type="float">
            <text:p><text:s/>26</text:p>
          </table:table-cell>
          <table:table-cell table:style-name="ce10" office:value-type="float" office:value="-22.629866" calcext:value-type="float">
            <text:p><text:s/>22,630</text:p>
          </table:table-cell>
          <table:table-cell table:style-name="ce10" office:value-type="float" office:value="0.127865" calcext:value-type="float">
            <text:p><text:s/>0,128</text:p>
          </table:table-cell>
          <table:table-cell table:style-name="ce10" office:value-type="float" office:value="15.302421" calcext:value-type="float">
            <text:p><text:s/>15,302</text:p>
          </table:table-cell>
          <table:table-cell table:style-name="ce10" office:value-type="float" office:value="-3.412704" calcext:value-type="float">
            <text:p><text:s/>3,413</text:p>
          </table:table-cell>
          <table:table-cell table:style-name="ce10" office:value-type="float" office:value="7.193054" calcext:value-type="float">
            <text:p><text:s/>7,193</text:p>
          </table:table-cell>
          <table:table-cell table:style-name="ce10" office:value-type="float" office:value="0.727917" calcext:value-type="float">
            <text:p><text:s/>0,728</text:p>
          </table:table-cell>
          <table:table-cell table:style-name="ce7" office:value-type="string" calcext:value-type="string">
            <text:p>  1 2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10" office:value-type="float" office:value="-7.288785" calcext:value-type="float">
            <text:p><text:s/>7,289</text:p>
          </table:table-cell>
          <table:table-cell table:style-name="ce10" office:value-type="float" office:value="-0.40346" calcext:value-type="float">
            <text:p><text:s/>0,403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091241" calcext:value-type="float">
            <text:p><text:s/>0,091</text:p>
          </table:table-cell>
          <table:table-cell table:style-name="ce10" office:value-type="float" office:value="0.831178" calcext:value-type="float">
            <text:p><text:s/>0,831</text:p>
          </table:table-cell>
          <table:table-cell table:style-name="ce10" office:value-type="float" office:value="-0.913784" calcext:value-type="float">
            <text:p><text:s/>0,914</text:p>
          </table:table-cell>
          <table:table-cell table:style-name="ce7" office:value-type="string" calcext:value-type="string">
            <text:p>  1 4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16.425865" calcext:value-type="float">
            <text:p><text:s/>16,426</text:p>
          </table:table-cell>
          <table:table-cell table:style-name="ce10" office:value-type="float" office:value="0.127865" calcext:value-type="float">
            <text:p><text:s/>0,128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15687" calcext:value-type="float">
            <text:p><text:s/>0,157</text:p>
          </table:table-cell>
          <table:table-cell table:style-name="ce10" office:value-type="float" office:value="0.350634" calcext:value-type="float">
            <text:p><text:s/>0,351</text:p>
          </table:table-cell>
          <table:table-cell table:style-name="ce10" office:value-type="float" office:value="0.727917" calcext:value-type="float">
            <text:p><text:s/>0,728</text:p>
          </table:table-cell>
          <table:table-cell table:style-name="ce7" office:value-type="string" calcext:value-type="string">
            <text:p>  1 2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10" office:value-type="float" office:value="-16.800035" calcext:value-type="float">
            <text:p><text:s/>16,800</text:p>
          </table:table-cell>
          <table:table-cell table:style-name="ce10" office:value-type="float" office:value="-0.49263" calcext:value-type="float">
            <text:p><text:s/>0,493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49546" calcext:value-type="float">
            <text:p><text:s/>0,250</text:p>
          </table:table-cell>
          <table:table-cell table:style-name="ce10" office:value-type="float" office:value="1.232269" calcext:value-type="float">
            <text:p><text:s/>1,232</text:p>
          </table:table-cell>
          <table:table-cell table:style-name="ce10" office:value-type="float" office:value="-0.978619" calcext:value-type="float">
            <text:p><text:s/>0,979</text:p>
          </table:table-cell>
          <table:table-cell table:style-name="ce7" office:value-type="string" calcext:value-type="string">
            <text:p>  1 2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10" office:value-type="float" office:value="-6.914614" calcext:value-type="float">
            <text:p><text:s/>6,915</text:p>
          </table:table-cell>
          <table:table-cell table:style-name="ce10" office:value-type="float" office:value="0.217036" calcext:value-type="float">
            <text:p><text:s/>0,217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315175" calcext:value-type="float">
            <text:p><text:s/>0,315</text:p>
          </table:table-cell>
          <table:table-cell table:style-name="ce10" office:value-type="float" office:value="-0.050457" calcext:value-type="float">
            <text:p><text:s/>0,050</text:p>
          </table:table-cell>
          <table:table-cell table:style-name="ce10" office:value-type="float" office:value="0.792751" calcext:value-type="float">
            <text:p><text:s/>0,793</text:p>
          </table:table-cell>
          <table:table-cell table:style-name="ce7" office:value-type="string" calcext:value-type="string">
            <text:p>  1 3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16.775888" calcext:value-type="float">
            <text:p><text:s/>16,776</text:p>
          </table:table-cell>
          <table:table-cell table:style-name="ce10" office:value-type="float" office:value="-0.492491" calcext:value-type="float">
            <text:p><text:s/>0,492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014157" calcext:value-type="float">
            <text:p><text:s/>0,014</text:p>
          </table:table-cell>
          <table:table-cell table:style-name="ce10" office:value-type="float" office:value="1.232395" calcext:value-type="float">
            <text:p><text:s/>1,232</text:p>
          </table:table-cell>
          <table:table-cell table:style-name="ce10" office:value-type="float" office:value="-0.978876" calcext:value-type="float">
            <text:p><text:s/>0,979</text:p>
          </table:table-cell>
          <table:table-cell table:style-name="ce7" office:value-type="string" calcext:value-type="string">
            <text:p>  1 2 4 8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6" calcext:value-type="float">
            <text:p><text:s/>16</text:p>
          </table:table-cell>
          <table:table-cell table:style-name="ce10" office:value-type="float" office:value="-6.938761" calcext:value-type="float">
            <text:p><text:s/>6,939</text:p>
          </table:table-cell>
          <table:table-cell table:style-name="ce10" office:value-type="float" office:value="0.216896" calcext:value-type="float">
            <text:p><text:s/>0,217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079786" calcext:value-type="float">
            <text:p><text:s/>0,080</text:p>
          </table:table-cell>
          <table:table-cell table:style-name="ce10" office:value-type="float" office:value="-0.050583" calcext:value-type="float">
            <text:p><text:s/>0,051</text:p>
          </table:table-cell>
          <table:table-cell table:style-name="ce10" office:value-type="float" office:value="0.793009" calcext:value-type="float">
            <text:p><text:s/>0,793</text:p>
          </table:table-cell>
          <table:table-cell table:style-name="ce7" office:value-type="string" calcext:value-type="string">
            <text:p>  1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4" calcext:value-type="float">
            <text:p><text:s/>34</text:p>
          </table:table-cell>
          <table:table-cell table:style-name="ce10" office:value-type="float" office:value="-7.183753" calcext:value-type="float">
            <text:p><text:s/>7,184</text:p>
          </table:table-cell>
          <table:table-cell table:style-name="ce10" office:value-type="float" office:value="-0.074364" calcext:value-type="float">
            <text:p><text:s/>0,074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699419" calcext:value-type="float">
            <text:p><text:s/>0,699</text:p>
          </table:table-cell>
          <table:table-cell table:style-name="ce10" office:value-type="float" office:value="0.391188" calcext:value-type="float">
            <text:p><text:s/>0,391</text:p>
          </table:table-cell>
          <table:table-cell table:style-name="ce10" office:value-type="float" office:value="-0.061005" calcext:value-type="float">
            <text:p><text:s/>0,061</text:p>
          </table:table-cell>
          <table:table-cell table:style-name="ce7" office:value-type="string" calcext:value-type="string">
            <text:p>  1 6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1" calcext:value-type="float">
            <text:p><text:s/>41</text:p>
          </table:table-cell>
          <table:table-cell table:style-name="ce10" office:value-type="float" office:value="-16.401718" calcext:value-type="float">
            <text:p><text:s/>16,402</text:p>
          </table:table-cell>
          <table:table-cell table:style-name="ce10" office:value-type="float" office:value="0.128005" calcext:value-type="float">
            <text:p><text:s/>0,128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39226" calcext:value-type="float">
            <text:p><text:s/>0,392</text:p>
          </table:table-cell>
          <table:table-cell table:style-name="ce10" office:value-type="float" office:value="0.350761" calcext:value-type="float">
            <text:p><text:s/>0,351</text:p>
          </table:table-cell>
          <table:table-cell table:style-name="ce10" office:value-type="float" office:value="0.727659" calcext:value-type="float">
            <text:p><text:s/>0,728</text:p>
          </table:table-cell>
          <table:table-cell table:style-name="ce7" office:value-type="string" calcext:value-type="string">
            <text:p>  1 2 3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10" office:value-type="float" office:value="-7.075311" calcext:value-type="float">
            <text:p><text:s/>7,075</text:p>
          </table:table-cell>
          <table:table-cell table:style-name="ce10" office:value-type="float" office:value="-0.102956" calcext:value-type="float">
            <text:p><text:s/>0,103</text:p>
          </table:table-cell>
          <table:table-cell table:style-name="ce10" office:value-type="float" office:value="3.041347" calcext:value-type="float">
            <text:p><text:s/>3,041</text:p>
          </table:table-cell>
          <table:table-cell table:style-name="ce10" office:value-type="float" office:value="-1.004634" calcext:value-type="float">
            <text:p><text:s/>1,005</text:p>
          </table:table-cell>
          <table:table-cell table:style-name="ce10" office:value-type="float" office:value="-1.417151" calcext:value-type="float">
            <text:p><text:s/>1,417</text:p>
          </table:table-cell>
          <table:table-cell table:style-name="ce10" office:value-type="float" office:value="-1.127412" calcext:value-type="float">
            <text:p><text:s/>1,127</text:p>
          </table:table-cell>
          <table:table-cell table:style-name="ce7" office:value-type="string" calcext:value-type="string">
            <text:p>  1 5 7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12.844775" calcext:value-type="float">
            <text:p><text:s/>12,845</text:p>
          </table:table-cell>
          <table:table-cell table:style-name="ce10" office:value-type="float" office:value="0.074882" calcext:value-type="float">
            <text:p><text:s/>0,075</text:p>
          </table:table-cell>
          <table:table-cell table:style-name="ce10" office:value-type="float" office:value="-3.796252" calcext:value-type="float">
            <text:p><text:s/>3,796</text:p>
          </table:table-cell>
          <table:table-cell table:style-name="ce10" office:value-type="float" office:value="1.886637" calcext:value-type="float">
            <text:p><text:s/>1,887</text:p>
          </table:table-cell>
          <table:table-cell table:style-name="ce10" office:value-type="float" office:value="-1.367681" calcext:value-type="float">
            <text:p><text:s/>1,368</text:p>
          </table:table-cell>
          <table:table-cell table:style-name="ce10" office:value-type="float" office:value="-0.943279" calcext:value-type="float">
            <text:p><text:s/>0,943</text:p>
          </table:table-cell>
          <table:table-cell table:style-name="ce7" office:value-type="string" calcext:value-type="string">
            <text:p>  1 2 3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" calcext:value-type="float">
            <text:p><text:s/>3</text:p>
          </table:table-cell>
          <table:table-cell table:style-name="ce10" office:value-type="float" office:value="-10.455087" calcext:value-type="float">
            <text:p><text:s/>10,455</text:p>
          </table:table-cell>
          <table:table-cell table:style-name="ce10" office:value-type="float" office:value="-0.127036" calcext:value-type="float">
            <text:p><text:s/>0,127</text:p>
          </table:table-cell>
          <table:table-cell table:style-name="ce10" office:value-type="float" office:value="3.280034" calcext:value-type="float">
            <text:p><text:s/>3,280</text:p>
          </table:table-cell>
          <table:table-cell table:style-name="ce10" office:value-type="float" office:value="-0.92079" calcext:value-type="float">
            <text:p><text:s/>0,921</text:p>
          </table:table-cell>
          <table:table-cell table:style-name="ce10" office:value-type="float" office:value="-2.204072" calcext:value-type="float">
            <text:p><text:s/>2,204</text:p>
          </table:table-cell>
          <table:table-cell table:style-name="ce10" office:value-type="float" office:value="-1.640773" calcext:value-type="float">
            <text:p><text:s/>1,641</text:p>
          </table:table-cell>
          <table:table-cell table:style-name="ce7" office:value-type="string" calcext:value-type="string">
            <text:p>  1 2 5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10" office:value-type="float" office:value="-9.464998" calcext:value-type="float">
            <text:p><text:s/>9,465</text:p>
          </table:table-cell>
          <table:table-cell table:style-name="ce10" office:value-type="float" office:value="0.098962" calcext:value-type="float">
            <text:p><text:s/>0,099</text:p>
          </table:table-cell>
          <table:table-cell table:style-name="ce10" office:value-type="float" office:value="-4.03494" calcext:value-type="float">
            <text:p><text:s/>4,035</text:p>
          </table:table-cell>
          <table:table-cell table:style-name="ce10" office:value-type="float" office:value="1.802794" calcext:value-type="float">
            <text:p><text:s/>1,803</text:p>
          </table:table-cell>
          <table:table-cell table:style-name="ce10" office:value-type="float" office:value="-0.58076" calcext:value-type="float">
            <text:p><text:s/>0,581</text:p>
          </table:table-cell>
          <table:table-cell table:style-name="ce10" office:value-type="float" office:value="-0.429917" calcext:value-type="float">
            <text:p><text:s/>0,430</text:p>
          </table:table-cell>
          <table:table-cell table:style-name="ce7" office:value-type="string" calcext:value-type="string">
            <text:p>  1 3 7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5" calcext:value-type="float">
            <text:p><text:s/>5</text:p>
          </table:table-cell>
          <table:table-cell table:style-name="ce10" office:value-type="float" office:value="-12.233829" calcext:value-type="float">
            <text:p><text:s/>12,234</text:p>
          </table:table-cell>
          <table:table-cell table:style-name="ce10" office:value-type="float" office:value="0.083694" calcext:value-type="float">
            <text:p><text:s/>0,084</text:p>
          </table:table-cell>
          <table:table-cell table:style-name="ce10" office:value-type="float" office:value="-3.857963" calcext:value-type="float">
            <text:p><text:s/>3,858</text:p>
          </table:table-cell>
          <table:table-cell table:style-name="ce10" office:value-type="float" office:value="1.89033" calcext:value-type="float">
            <text:p><text:s/>1,890</text:p>
          </table:table-cell>
          <table:table-cell table:style-name="ce10" office:value-type="float" office:value="-1.315414" calcext:value-type="float">
            <text:p><text:s/>1,315</text:p>
          </table:table-cell>
          <table:table-cell table:style-name="ce10" office:value-type="float" office:value="-0.911791" calcext:value-type="float">
            <text:p><text:s/>0,912</text:p>
          </table:table-cell>
          <table:table-cell table:style-name="ce7" office:value-type="string" calcext:value-type="string">
            <text:p>  1 3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10" office:value-type="float" office:value="-7.686256" calcext:value-type="float">
            <text:p><text:s/>7,686</text:p>
          </table:table-cell>
          <table:table-cell table:style-name="ce10" office:value-type="float" office:value="-0.111768" calcext:value-type="float">
            <text:p><text:s/>0,112</text:p>
          </table:table-cell>
          <table:table-cell table:style-name="ce10" office:value-type="float" office:value="3.103057" calcext:value-type="float">
            <text:p><text:s/>3,103</text:p>
          </table:table-cell>
          <table:table-cell table:style-name="ce10" office:value-type="float" office:value="-1.008327" calcext:value-type="float">
            <text:p><text:s/>1,008</text:p>
          </table:table-cell>
          <table:table-cell table:style-name="ce10" office:value-type="float" office:value="-1.469417" calcext:value-type="float">
            <text:p><text:s/>1,469</text:p>
          </table:table-cell>
          <table:table-cell table:style-name="ce10" office:value-type="float" office:value="-1.158899" calcext:value-type="float">
            <text:p><text:s/>1,159</text:p>
          </table:table-cell>
          <table:table-cell table:style-name="ce7" office:value-type="string" calcext:value-type="string">
            <text:p>  1 2 5 7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2" calcext:value-type="float">
            <text:p><text:s/>12</text:p>
          </table:table-cell>
          <table:table-cell table:style-name="ce10" office:value-type="float" office:value="-12.129536" calcext:value-type="float">
            <text:p><text:s/>12,130</text:p>
          </table:table-cell>
          <table:table-cell table:style-name="ce10" office:value-type="float" office:value="0.081664" calcext:value-type="float">
            <text:p><text:s/>0,082</text:p>
          </table:table-cell>
          <table:table-cell table:style-name="ce10" office:value-type="float" office:value="-3.698575" calcext:value-type="float">
            <text:p><text:s/>3,699</text:p>
          </table:table-cell>
          <table:table-cell table:style-name="ce10" office:value-type="float" office:value="1.765092" calcext:value-type="float">
            <text:p><text:s/>1,765</text:p>
          </table:table-cell>
          <table:table-cell table:style-name="ce10" office:value-type="float" office:value="-1.351627" calcext:value-type="float">
            <text:p><text:s/>1,352</text:p>
          </table:table-cell>
          <table:table-cell table:style-name="ce10" office:value-type="float" office:value="-1.030659" calcext:value-type="float">
            <text:p><text:s/>1,031</text:p>
          </table:table-cell>
          <table:table-cell table:style-name="ce7" office:value-type="string" calcext:value-type="string">
            <text:p>  1 4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3" calcext:value-type="float">
            <text:p><text:s/>13</text:p>
          </table:table-cell>
          <table:table-cell table:style-name="ce10" office:value-type="float" office:value="-12.223595" calcext:value-type="float">
            <text:p><text:s/>12,224</text:p>
          </table:table-cell>
          <table:table-cell table:style-name="ce10" office:value-type="float" office:value="0.089868" calcext:value-type="float">
            <text:p><text:s/>0,090</text:p>
          </table:table-cell>
          <table:table-cell table:style-name="ce10" office:value-type="float" office:value="-3.862681" calcext:value-type="float">
            <text:p><text:s/>3,863</text:p>
          </table:table-cell>
          <table:table-cell table:style-name="ce10" office:value-type="float" office:value="1.89603" calcext:value-type="float">
            <text:p><text:s/>1,896</text:p>
          </table:table-cell>
          <table:table-cell table:style-name="ce10" office:value-type="float" office:value="-1.233636" calcext:value-type="float">
            <text:p><text:s/>1,234</text:p>
          </table:table-cell>
          <table:table-cell table:style-name="ce10" office:value-type="float" office:value="-0.882971" calcext:value-type="float">
            <text:p><text:s/>0,883</text:p>
          </table:table-cell>
          <table:table-cell table:style-name="ce7" office:value-type="string" calcext:value-type="string">
            <text:p>  1 3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4" calcext:value-type="float">
            <text:p><text:s/>14</text:p>
          </table:table-cell>
          <table:table-cell table:style-name="ce10" office:value-type="float" office:value="-7.696491" calcext:value-type="float">
            <text:p><text:s/>7,696</text:p>
          </table:table-cell>
          <table:table-cell table:style-name="ce10" office:value-type="float" office:value="-0.117941" calcext:value-type="float">
            <text:p><text:s/>0,118</text:p>
          </table:table-cell>
          <table:table-cell table:style-name="ce10" office:value-type="float" office:value="3.107775" calcext:value-type="float">
            <text:p><text:s/>3,108</text:p>
          </table:table-cell>
          <table:table-cell table:style-name="ce10" office:value-type="float" office:value="-1.014027" calcext:value-type="float">
            <text:p><text:s/>1,014</text:p>
          </table:table-cell>
          <table:table-cell table:style-name="ce10" office:value-type="float" office:value="-1.551195" calcext:value-type="float">
            <text:p><text:s/>1,551</text:p>
          </table:table-cell>
          <table:table-cell table:style-name="ce10" office:value-type="float" office:value="-1.18772" calcext:value-type="float">
            <text:p><text:s/>1,188</text:p>
          </table:table-cell>
          <table:table-cell table:style-name="ce7" office:value-type="string" calcext:value-type="string">
            <text:p>  1 2 5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12.844445" calcext:value-type="float">
            <text:p><text:s/>12,844</text:p>
          </table:table-cell>
          <table:table-cell table:style-name="ce10" office:value-type="float" office:value="0.074801" calcext:value-type="float">
            <text:p><text:s/>0,075</text:p>
          </table:table-cell>
          <table:table-cell table:style-name="ce10" office:value-type="float" office:value="-3.795378" calcext:value-type="float">
            <text:p><text:s/>3,795</text:p>
          </table:table-cell>
          <table:table-cell table:style-name="ce10" office:value-type="float" office:value="1.886286" calcext:value-type="float">
            <text:p><text:s/>1,886</text:p>
          </table:table-cell>
          <table:table-cell table:style-name="ce10" office:value-type="float" office:value="-1.365022" calcext:value-type="float">
            <text:p><text:s/>1,365</text:p>
          </table:table-cell>
          <table:table-cell table:style-name="ce10" office:value-type="float" office:value="-0.942142" calcext:value-type="float">
            <text:p><text:s/>0,942</text:p>
          </table:table-cell>
          <table:table-cell table:style-name="ce7" office:value-type="string" calcext:value-type="string">
            <text:p>  1 2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6" calcext:value-type="float">
            <text:p><text:s/>16</text:p>
          </table:table-cell>
          <table:table-cell table:style-name="ce10" office:value-type="float" office:value="-7.075641" calcext:value-type="float">
            <text:p><text:s/>7,076</text:p>
          </table:table-cell>
          <table:table-cell table:style-name="ce10" office:value-type="float" office:value="-0.102875" calcext:value-type="float">
            <text:p><text:s/>0,103</text:p>
          </table:table-cell>
          <table:table-cell table:style-name="ce10" office:value-type="float" office:value="3.040473" calcext:value-type="float">
            <text:p><text:s/>3,040</text:p>
          </table:table-cell>
          <table:table-cell table:style-name="ce10" office:value-type="float" office:value="-1.004283" calcext:value-type="float">
            <text:p><text:s/>1,004</text:p>
          </table:table-cell>
          <table:table-cell table:style-name="ce10" office:value-type="float" office:value="-1.41981" calcext:value-type="float">
            <text:p><text:s/>1,420</text:p>
          </table:table-cell>
          <table:table-cell table:style-name="ce10" office:value-type="float" office:value="-1.128548" calcext:value-type="float">
            <text:p><text:s/>1,129</text:p>
          </table:table-cell>
          <table:table-cell table:style-name="ce7" office:value-type="string" calcext:value-type="string">
            <text:p>  1 5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1" calcext:value-type="float">
            <text:p><text:s/>21</text:p>
          </table:table-cell>
          <table:table-cell table:style-name="ce10" office:value-type="float" office:value="-9.465328" calcext:value-type="float">
            <text:p><text:s/>9,465</text:p>
          </table:table-cell>
          <table:table-cell table:style-name="ce10" office:value-type="float" office:value="0.099044" calcext:value-type="float">
            <text:p><text:s/>0,099</text:p>
          </table:table-cell>
          <table:table-cell table:style-name="ce10" office:value-type="float" office:value="-4.035814" calcext:value-type="float">
            <text:p><text:s/>4,036</text:p>
          </table:table-cell>
          <table:table-cell table:style-name="ce10" office:value-type="float" office:value="1.803145" calcext:value-type="float">
            <text:p><text:s/>1,803</text:p>
          </table:table-cell>
          <table:table-cell table:style-name="ce10" office:value-type="float" office:value="-0.58342" calcext:value-type="float">
            <text:p><text:s/>0,583</text:p>
          </table:table-cell>
          <table:table-cell table:style-name="ce10" office:value-type="float" office:value="-0.431053" calcext:value-type="float">
            <text:p><text:s/>0,431</text:p>
          </table:table-cell>
          <table:table-cell table:style-name="ce7" office:value-type="string" calcext:value-type="string">
            <text:p>  1 3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2" calcext:value-type="float">
            <text:p><text:s/>22</text:p>
          </table:table-cell>
          <table:table-cell table:style-name="ce10" office:value-type="float" office:value="-10.454757" calcext:value-type="float">
            <text:p><text:s/>10,455</text:p>
          </table:table-cell>
          <table:table-cell table:style-name="ce10" office:value-type="float" office:value="-0.127117" calcext:value-type="float">
            <text:p><text:s/>0,127</text:p>
          </table:table-cell>
          <table:table-cell table:style-name="ce10" office:value-type="float" office:value="3.280908" calcext:value-type="float">
            <text:p><text:s/>3,281</text:p>
          </table:table-cell>
          <table:table-cell table:style-name="ce10" office:value-type="float" office:value="-0.921142" calcext:value-type="float">
            <text:p><text:s/>0,921</text:p>
          </table:table-cell>
          <table:table-cell table:style-name="ce10" office:value-type="float" office:value="-2.201412" calcext:value-type="float">
            <text:p><text:s/>2,201</text:p>
          </table:table-cell>
          <table:table-cell table:style-name="ce10" office:value-type="float" office:value="-1.639637" calcext:value-type="float">
            <text:p><text:s/>1,640</text:p>
          </table:table-cell>
          <table:table-cell table:style-name="ce7" office:value-type="string" calcext:value-type="string">
            <text:p>  1 2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10" office:value-type="float" office:value="-7.085545" calcext:value-type="float">
            <text:p><text:s/>7,086</text:p>
          </table:table-cell>
          <table:table-cell table:style-name="ce10" office:value-type="float" office:value="-0.109129" calcext:value-type="float">
            <text:p><text:s/>0,109</text:p>
          </table:table-cell>
          <table:table-cell table:style-name="ce10" office:value-type="float" office:value="3.046064" calcext:value-type="float">
            <text:p><text:s/>3,046</text:p>
          </table:table-cell>
          <table:table-cell table:style-name="ce10" office:value-type="float" office:value="-1.010334" calcext:value-type="float">
            <text:p><text:s/>1,010</text:p>
          </table:table-cell>
          <table:table-cell table:style-name="ce10" office:value-type="float" office:value="-1.498929" calcext:value-type="float">
            <text:p><text:s/>1,499</text:p>
          </table:table-cell>
          <table:table-cell table:style-name="ce10" office:value-type="float" office:value="-1.156232" calcext:value-type="float">
            <text:p><text:s/>1,156</text:p>
          </table:table-cell>
          <table:table-cell table:style-name="ce7" office:value-type="string" calcext:value-type="string">
            <text:p>  1 5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10" office:value-type="float" office:value="-9.475233" calcext:value-type="float">
            <text:p><text:s/>9,475</text:p>
          </table:table-cell>
          <table:table-cell table:style-name="ce10" office:value-type="float" office:value="0.092789" calcext:value-type="float">
            <text:p><text:s/>0,093</text:p>
          </table:table-cell>
          <table:table-cell table:style-name="ce10" office:value-type="float" office:value="-4.030222" calcext:value-type="float">
            <text:p><text:s/>4,030</text:p>
          </table:table-cell>
          <table:table-cell table:style-name="ce10" office:value-type="float" office:value="1.797093" calcext:value-type="float">
            <text:p><text:s/>1,797</text:p>
          </table:table-cell>
          <table:table-cell table:style-name="ce10" office:value-type="float" office:value="-0.662538" calcext:value-type="float">
            <text:p><text:s/>0,663</text:p>
          </table:table-cell>
          <table:table-cell table:style-name="ce10" office:value-type="float" office:value="-0.458738" calcext:value-type="float">
            <text:p><text:s/>0,459</text:p>
          </table:table-cell>
          <table:table-cell table:style-name="ce7" office:value-type="string" calcext:value-type="string">
            <text:p>  1 3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10" office:value-type="float" office:value="-12.366367" calcext:value-type="float">
            <text:p><text:s/>12,366</text:p>
          </table:table-cell>
          <table:table-cell table:style-name="ce10" office:value-type="float" office:value="0.032579" calcext:value-type="float">
            <text:p><text:s/>0,033</text:p>
          </table:table-cell>
          <table:table-cell table:style-name="ce10" office:value-type="float" office:value="-2.441742" calcext:value-type="float">
            <text:p><text:s/>2,442</text:p>
          </table:table-cell>
          <table:table-cell table:style-name="ce10" office:value-type="float" office:value="1.358491" calcext:value-type="float">
            <text:p><text:s/>1,358</text:p>
          </table:table-cell>
          <table:table-cell table:style-name="ce10" office:value-type="float" office:value="-1.668699" calcext:value-type="float">
            <text:p><text:s/>1,669</text:p>
          </table:table-cell>
          <table:table-cell table:style-name="ce10" office:value-type="float" office:value="-1.277987" calcext:value-type="float">
            <text:p><text:s/>1,278</text:p>
          </table:table-cell>
          <table:table-cell table:style-name="ce7" office:value-type="string" calcext:value-type="string">
            <text:p>  1 2 6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4" calcext:value-type="float">
            <text:p><text:s/>34</text:p>
          </table:table-cell>
          <table:table-cell table:style-name="ce10" office:value-type="float" office:value="-8.878404" calcext:value-type="float">
            <text:p><text:s/>8,878</text:p>
          </table:table-cell>
          <table:table-cell table:style-name="ce10" office:value-type="float" office:value="-0.013212" calcext:value-type="float">
            <text:p><text:s/>0,013</text:p>
          </table:table-cell>
          <table:table-cell table:style-name="ce10" office:value-type="float" office:value="-0.390667" calcext:value-type="float">
            <text:p><text:s/>0,391</text:p>
          </table:table-cell>
          <table:table-cell table:style-name="ce10" office:value-type="float" office:value="0.379186" calcext:value-type="float">
            <text:p><text:s/>0,379</text:p>
          </table:table-cell>
          <table:table-cell table:style-name="ce10" office:value-type="float" office:value="-1.007769" calcext:value-type="float">
            <text:p><text:s/>1,008</text:p>
          </table:table-cell>
          <table:table-cell table:style-name="ce10" office:value-type="float" office:value="-0.646334" calcext:value-type="float">
            <text:p><text:s/>0,646</text:p>
          </table:table-cell>
          <table:table-cell table:style-name="ce7" office:value-type="string" calcext:value-type="string">
            <text:p>  1 2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10" office:value-type="float" office:value="-10.996776" calcext:value-type="float">
            <text:p><text:s/>10,997</text:p>
          </table:table-cell>
          <table:table-cell table:style-name="ce10" office:value-type="float" office:value="0.074882" calcext:value-type="float">
            <text:p><text:s/>0,075</text:p>
          </table:table-cell>
          <table:table-cell table:style-name="ce10" office:value-type="float" office:value="2.396302" calcext:value-type="float">
            <text:p><text:s/>2,396</text:p>
          </table:table-cell>
          <table:table-cell table:style-name="ce10" office:value-type="float" office:value="1.062198" calcext:value-type="float">
            <text:p><text:s/>1,062</text:p>
          </table:table-cell>
          <table:table-cell table:style-name="ce10" office:value-type="float" office:value="3.551041" calcext:value-type="float">
            <text:p><text:s/>3,551</text:p>
          </table:table-cell>
          <table:table-cell table:style-name="ce10" office:value-type="float" office:value="-1.39897" calcext:value-type="float">
            <text:p><text:s/>1,399</text:p>
          </table:table-cell>
          <table:table-cell table:style-name="ce7" office:value-type="string" calcext:value-type="string">
            <text:p>  1 2 3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" calcext:value-type="float">
            <text:p><text:s/>3</text:p>
          </table:table-cell>
          <table:table-cell table:style-name="ce10" office:value-type="float" office:value="-7.52294" calcext:value-type="float">
            <text:p><text:s/>7,523</text:p>
          </table:table-cell>
          <table:table-cell table:style-name="ce10" office:value-type="float" office:value="0.090759" calcext:value-type="float">
            <text:p><text:s/>0,091</text:p>
          </table:table-cell>
          <table:table-cell table:style-name="ce10" office:value-type="float" office:value="2.269558" calcext:value-type="float">
            <text:p><text:s/>2,270</text:p>
          </table:table-cell>
          <table:table-cell table:style-name="ce10" office:value-type="float" office:value="1.25214" calcext:value-type="float">
            <text:p><text:s/>1,252</text:p>
          </table:table-cell>
          <table:table-cell table:style-name="ce10" office:value-type="float" office:value="1.122802" calcext:value-type="float">
            <text:p><text:s/>1,123</text:p>
          </table:table-cell>
          <table:table-cell table:style-name="ce10" office:value-type="float" office:value="-0.289801" calcext:value-type="float">
            <text:p><text:s/>0,290</text:p>
          </table:table-cell>
          <table:table-cell table:style-name="ce7" office:value-type="string" calcext:value-type="string">
            <text:p>  1 4 7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7" calcext:value-type="float">
            <text:p><text:s/>7</text:p>
          </table:table-cell>
          <table:table-cell table:style-name="ce10" office:value-type="float" office:value="-7.996142" calcext:value-type="float">
            <text:p><text:s/>7,996</text:p>
          </table:table-cell>
          <table:table-cell table:style-name="ce10" office:value-type="float" office:value="-0.118224" calcext:value-type="float">
            <text:p><text:s/>0,118</text:p>
          </table:table-cell>
          <table:table-cell table:style-name="ce10" office:value-type="float" office:value="0.990814" calcext:value-type="float">
            <text:p><text:s/>0,991</text:p>
          </table:table-cell>
          <table:table-cell table:style-name="ce10" office:value-type="float" office:value="-0.143621" calcext:value-type="float">
            <text:p><text:s/>0,144</text:p>
          </table:table-cell>
          <table:table-cell table:style-name="ce10" office:value-type="float" office:value="2.240005" calcext:value-type="float">
            <text:p><text:s/>2,240</text:p>
          </table:table-cell>
          <table:table-cell table:style-name="ce10" office:value-type="float" office:value="-0.482052" calcext:value-type="float">
            <text:p><text:s/>0,482</text:p>
          </table:table-cell>
          <table:table-cell table:style-name="ce7" office:value-type="string" calcext:value-type="string">
            <text:p>  1 5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8" calcext:value-type="float">
            <text:p><text:s/>8</text:p>
          </table:table-cell>
          <table:table-cell table:style-name="ce10" office:value-type="float" office:value="-8.133886" calcext:value-type="float">
            <text:p><text:s/>8,134</text:p>
          </table:table-cell>
          <table:table-cell table:style-name="ce10" office:value-type="float" office:value="0.081947" calcext:value-type="float">
            <text:p><text:s/>0,082</text:p>
          </table:table-cell>
          <table:table-cell table:style-name="ce10" office:value-type="float" office:value="2.315759" calcext:value-type="float">
            <text:p><text:s/>2,316</text:p>
          </table:table-cell>
          <table:table-cell table:style-name="ce10" office:value-type="float" office:value="1.248448" calcext:value-type="float">
            <text:p><text:s/>1,248</text:p>
          </table:table-cell>
          <table:table-cell table:style-name="ce10" office:value-type="float" office:value="1.202782" calcext:value-type="float">
            <text:p><text:s/>1,203</text:p>
          </table:table-cell>
          <table:table-cell table:style-name="ce10" office:value-type="float" office:value="-0.321288" calcext:value-type="float">
            <text:p><text:s/>0,321</text:p>
          </table:table-cell>
          <table:table-cell table:style-name="ce7" office:value-type="string" calcext:value-type="string">
            <text:p>  1 2 4 7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10" office:value-type="float" office:value="-8.607088" calcext:value-type="float">
            <text:p><text:s/>8,607</text:p>
          </table:table-cell>
          <table:table-cell table:style-name="ce10" office:value-type="float" office:value="-0.127036" calcext:value-type="float">
            <text:p><text:s/>0,127</text:p>
          </table:table-cell>
          <table:table-cell table:style-name="ce10" office:value-type="float" office:value="1.037015" calcext:value-type="float">
            <text:p><text:s/>1,037</text:p>
          </table:table-cell>
          <table:table-cell table:style-name="ce10" office:value-type="float" office:value="-0.147314" calcext:value-type="float">
            <text:p><text:s/>0,147</text:p>
          </table:table-cell>
          <table:table-cell table:style-name="ce10" office:value-type="float" office:value="2.319985" calcext:value-type="float">
            <text:p><text:s/>2,320</text:p>
          </table:table-cell>
          <table:table-cell table:style-name="ce10" office:value-type="float" office:value="-0.513539" calcext:value-type="float">
            <text:p><text:s/>0,514</text:p>
          </table:table-cell>
          <table:table-cell table:style-name="ce7" office:value-type="string" calcext:value-type="string">
            <text:p>  1 2 5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1" calcext:value-type="float">
            <text:p><text:s/>11</text:p>
          </table:table-cell>
          <table:table-cell table:style-name="ce10" office:value-type="float" office:value="-5.848491" calcext:value-type="float">
            <text:p><text:s/>5,848</text:p>
          </table:table-cell>
          <table:table-cell table:style-name="ce10" office:value-type="float" office:value="-0.117941" calcext:value-type="float">
            <text:p><text:s/>0,118</text:p>
          </table:table-cell>
          <table:table-cell table:style-name="ce10" office:value-type="float" office:value="0.473162" calcext:value-type="float">
            <text:p><text:s/>0,473</text:p>
          </table:table-cell>
          <table:table-cell table:style-name="ce10" office:value-type="float" office:value="-0.240551" calcext:value-type="float">
            <text:p><text:s/>0,241</text:p>
          </table:table-cell>
          <table:table-cell table:style-name="ce10" office:value-type="float" office:value="1.070036" calcext:value-type="float">
            <text:p><text:s/>1,070</text:p>
          </table:table-cell>
          <table:table-cell table:style-name="ce10" office:value-type="float" office:value="-0.060486" calcext:value-type="float">
            <text:p><text:s/>0,060</text:p>
          </table:table-cell>
          <table:table-cell table:style-name="ce7" office:value-type="string" calcext:value-type="string">
            <text:p>  1 2 5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2" calcext:value-type="float">
            <text:p><text:s/>12</text:p>
          </table:table-cell>
          <table:table-cell table:style-name="ce10" office:value-type="float" office:value="-10.375595" calcext:value-type="float">
            <text:p><text:s/>10,376</text:p>
          </table:table-cell>
          <table:table-cell table:style-name="ce10" office:value-type="float" office:value="0.089868" calcext:value-type="float">
            <text:p><text:s/>0,090</text:p>
          </table:table-cell>
          <table:table-cell table:style-name="ce10" office:value-type="float" office:value="2.369324" calcext:value-type="float">
            <text:p><text:s/>2,369</text:p>
          </table:table-cell>
          <table:table-cell table:style-name="ce10" office:value-type="float" office:value="1.071591" calcext:value-type="float">
            <text:p><text:s/>1,072</text:p>
          </table:table-cell>
          <table:table-cell table:style-name="ce10" office:value-type="float" office:value="3.431792" calcext:value-type="float">
            <text:p><text:s/>3,432</text:p>
          </table:table-cell>
          <table:table-cell table:style-name="ce10" office:value-type="float" office:value="-1.338662" calcext:value-type="float">
            <text:p><text:s/>1,339</text:p>
          </table:table-cell>
          <table:table-cell table:style-name="ce7" office:value-type="string" calcext:value-type="string">
            <text:p>  1 3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3" calcext:value-type="float">
            <text:p><text:s/>13</text:p>
          </table:table-cell>
          <table:table-cell table:style-name="ce10" office:value-type="float" office:value="-10.281537" calcext:value-type="float">
            <text:p><text:s/>10,282</text:p>
          </table:table-cell>
          <table:table-cell table:style-name="ce10" office:value-type="float" office:value="0.081664" calcext:value-type="float">
            <text:p><text:s/>0,082</text:p>
          </table:table-cell>
          <table:table-cell table:style-name="ce10" office:value-type="float" office:value="2.833411" calcext:value-type="float">
            <text:p><text:s/>2,833</text:p>
          </table:table-cell>
          <table:table-cell table:style-name="ce10" office:value-type="float" office:value="1.345377" calcext:value-type="float">
            <text:p><text:s/>1,345</text:p>
          </table:table-cell>
          <table:table-cell table:style-name="ce10" office:value-type="float" office:value="2.372752" calcext:value-type="float">
            <text:p><text:s/>2,373</text:p>
          </table:table-cell>
          <table:table-cell table:style-name="ce10" office:value-type="float" office:value="-0.742854" calcext:value-type="float">
            <text:p><text:s/>0,743</text:p>
          </table:table-cell>
          <table:table-cell table:style-name="ce7" office:value-type="string" calcext:value-type="string">
            <text:p>  1 4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10.902387" calcext:value-type="float">
            <text:p><text:s/>10,902</text:p>
          </table:table-cell>
          <table:table-cell table:style-name="ce10" office:value-type="float" office:value="0.066597" calcext:value-type="float">
            <text:p><text:s/>0,067</text:p>
          </table:table-cell>
          <table:table-cell table:style-name="ce10" office:value-type="float" office:value="2.859787" calcext:value-type="float">
            <text:p><text:s/>2,860</text:p>
          </table:table-cell>
          <table:table-cell table:style-name="ce10" office:value-type="float" office:value="1.335633" calcext:value-type="float">
            <text:p><text:s/>1,336</text:p>
          </table:table-cell>
          <table:table-cell table:style-name="ce10" office:value-type="float" office:value="2.489887" calcext:value-type="float">
            <text:p><text:s/>2,490</text:p>
          </table:table-cell>
          <table:table-cell table:style-name="ce10" office:value-type="float" office:value="-0.802026" calcext:value-type="float">
            <text:p><text:s/>0,802</text:p>
          </table:table-cell>
          <table:table-cell table:style-name="ce7" office:value-type="string" calcext:value-type="string">
            <text:p>  1 2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9" calcext:value-type="float">
            <text:p><text:s/>19</text:p>
          </table:table-cell>
          <table:table-cell table:style-name="ce10" office:value-type="float" office:value="-10.892483" calcext:value-type="float">
            <text:p><text:s/>10,892</text:p>
          </table:table-cell>
          <table:table-cell table:style-name="ce10" office:value-type="float" office:value="0.072852" calcext:value-type="float">
            <text:p><text:s/>0,073</text:p>
          </table:table-cell>
          <table:table-cell table:style-name="ce10" office:value-type="float" office:value="2.879612" calcext:value-type="float">
            <text:p><text:s/>2,880</text:p>
          </table:table-cell>
          <table:table-cell table:style-name="ce10" office:value-type="float" office:value="1.341684" calcext:value-type="float">
            <text:p><text:s/>1,342</text:p>
          </table:table-cell>
          <table:table-cell table:style-name="ce10" office:value-type="float" office:value="2.452732" calcext:value-type="float">
            <text:p><text:s/>2,453</text:p>
          </table:table-cell>
          <table:table-cell table:style-name="ce10" office:value-type="float" office:value="-0.774342" calcext:value-type="float">
            <text:p><text:s/>0,774</text:p>
          </table:table-cell>
          <table:table-cell table:style-name="ce7" office:value-type="string" calcext:value-type="string">
            <text:p>  1 2 4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10" office:value-type="float" office:value="-5.227311" calcext:value-type="float">
            <text:p><text:s/>5,227</text:p>
          </table:table-cell>
          <table:table-cell table:style-name="ce10" office:value-type="float" office:value="-0.102956" calcext:value-type="float">
            <text:p><text:s/>0,103</text:p>
          </table:table-cell>
          <table:table-cell table:style-name="ce10" office:value-type="float" office:value="0.446184" calcext:value-type="float">
            <text:p><text:s/>0,446</text:p>
          </table:table-cell>
          <table:table-cell table:style-name="ce10" office:value-type="float" office:value="-0.231158" calcext:value-type="float">
            <text:p><text:s/>0,231</text:p>
          </table:table-cell>
          <table:table-cell table:style-name="ce10" office:value-type="float" office:value="0.950787" calcext:value-type="float">
            <text:p><text:s/>0,951</text:p>
          </table:table-cell>
          <table:table-cell table:style-name="ce10" office:value-type="float" office:value="-0.000178" calcext:value-type="float">
            <text:p><text:s/>0,000</text:p>
          </table:table-cell>
          <table:table-cell table:style-name="ce7" office:value-type="string" calcext:value-type="string">
            <text:p>  1 5 7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10" office:value-type="float" office:value="-7.533175" calcext:value-type="float">
            <text:p><text:s/>7,533</text:p>
          </table:table-cell>
          <table:table-cell table:style-name="ce10" office:value-type="float" office:value="0.084585" calcext:value-type="float">
            <text:p><text:s/>0,085</text:p>
          </table:table-cell>
          <table:table-cell table:style-name="ce10" office:value-type="float" office:value="2.250335" calcext:value-type="float">
            <text:p><text:s/>2,250</text:p>
          </table:table-cell>
          <table:table-cell table:style-name="ce10" office:value-type="float" office:value="1.24644" calcext:value-type="float">
            <text:p><text:s/>1,246</text:p>
          </table:table-cell>
          <table:table-cell table:style-name="ce10" office:value-type="float" office:value="1.162071" calcext:value-type="float">
            <text:p><text:s/>1,162</text:p>
          </table:table-cell>
          <table:table-cell table:style-name="ce10" office:value-type="float" office:value="-0.318621" calcext:value-type="float">
            <text:p><text:s/>0,319</text:p>
          </table:table-cell>
          <table:table-cell table:style-name="ce7" office:value-type="string" calcext:value-type="string">
            <text:p>  1 4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2" calcext:value-type="float">
            <text:p><text:s/>32</text:p>
          </table:table-cell>
          <table:table-cell table:style-name="ce10" office:value-type="float" office:value="-5.237545" calcext:value-type="float">
            <text:p><text:s/>5,238</text:p>
          </table:table-cell>
          <table:table-cell table:style-name="ce10" office:value-type="float" office:value="-0.109129" calcext:value-type="float">
            <text:p><text:s/>0,109</text:p>
          </table:table-cell>
          <table:table-cell table:style-name="ce10" office:value-type="float" office:value="0.426961" calcext:value-type="float">
            <text:p><text:s/>0,427</text:p>
          </table:table-cell>
          <table:table-cell table:style-name="ce10" office:value-type="float" office:value="-0.236858" calcext:value-type="float">
            <text:p><text:s/>0,237</text:p>
          </table:table-cell>
          <table:table-cell table:style-name="ce10" office:value-type="float" office:value="0.990056" calcext:value-type="float">
            <text:p><text:s/>0,990</text:p>
          </table:table-cell>
          <table:table-cell table:style-name="ce10" office:value-type="float" office:value="-0.028998" calcext:value-type="float">
            <text:p><text:s/>0,029</text:p>
          </table:table-cell>
          <table:table-cell table:style-name="ce7" office:value-type="string" calcext:value-type="string">
            <text:p>  1 5 8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3" calcext:value-type="float">
            <text:p><text:s/>33</text:p>
          </table:table-cell>
          <table:table-cell table:style-name="ce10" office:value-type="float" office:value="-10.291771" calcext:value-type="float">
            <text:p><text:s/>10,292</text:p>
          </table:table-cell>
          <table:table-cell table:style-name="ce10" office:value-type="float" office:value="0.075491" calcext:value-type="float">
            <text:p><text:s/>0,075</text:p>
          </table:table-cell>
          <table:table-cell table:style-name="ce10" office:value-type="float" office:value="2.814188" calcext:value-type="float">
            <text:p><text:s/>2,814</text:p>
          </table:table-cell>
          <table:table-cell table:style-name="ce10" office:value-type="float" office:value="1.339677" calcext:value-type="float">
            <text:p><text:s/>1,340</text:p>
          </table:table-cell>
          <table:table-cell table:style-name="ce10" office:value-type="float" office:value="2.41202" calcext:value-type="float">
            <text:p><text:s/>2,412</text:p>
          </table:table-cell>
          <table:table-cell table:style-name="ce10" office:value-type="float" office:value="-0.771675" calcext:value-type="float">
            <text:p><text:s/>0,772</text:p>
          </table:table-cell>
          <table:table-cell table:style-name="ce7" office:value-type="string" calcext:value-type="string">
            <text:p>  1 4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4" calcext:value-type="float">
            <text:p><text:s/>34</text:p>
          </table:table-cell>
          <table:table-cell table:style-name="ce10" office:value-type="float" office:value="-7.030404" calcext:value-type="float">
            <text:p><text:s/>7,030</text:p>
          </table:table-cell>
          <table:table-cell table:style-name="ce10" office:value-type="float" office:value="-0.013212" calcext:value-type="float">
            <text:p><text:s/>0,013</text:p>
          </table:table-cell>
          <table:table-cell table:style-name="ce10" office:value-type="float" office:value="1.201913" calcext:value-type="float">
            <text:p><text:s/>1,202</text:p>
          </table:table-cell>
          <table:table-cell table:style-name="ce10" office:value-type="float" office:value="0.379186" calcext:value-type="float">
            <text:p><text:s/>0,379</text:p>
          </table:table-cell>
          <table:table-cell table:style-name="ce10" office:value-type="float" office:value="1.706833" calcext:value-type="float">
            <text:p><text:s/>1,707</text:p>
          </table:table-cell>
          <table:table-cell table:style-name="ce10" office:value-type="float" office:value="-0.646334" calcext:value-type="float">
            <text:p><text:s/>0,646</text:p>
          </table:table-cell>
          <table:table-cell table:style-name="ce7" office:value-type="string" calcext:value-type="string">
            <text:p>  1 2 8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97.509453" calcext:value-type="float">
            <text:p><text:s/>97,509</text:p>
          </table:table-cell>
          <table:table-cell table:style-name="ce10" office:value-type="float" office:value="0.003835" calcext:value-type="float">
            <text:p><text:s/>0,004</text:p>
          </table:table-cell>
          <table:table-cell table:style-name="ce10" office:value-type="float" office:value="-2.563251" calcext:value-type="float">
            <text:p><text:s/>2,563</text:p>
          </table:table-cell>
          <table:table-cell table:style-name="ce10" office:value-type="float" office:value="3.004235" calcext:value-type="float">
            <text:p><text:s/>3,004</text:p>
          </table:table-cell>
          <table:table-cell table:style-name="ce10" office:value-type="float" office:value="0.064156" calcext:value-type="float">
            <text:p><text:s/>0,064</text:p>
          </table:table-cell>
          <table:table-cell table:style-name="ce10" office:value-type="float" office:value="0.143968" calcext:value-type="float">
            <text:p><text:s/>0,144</text:p>
          </table:table-cell>
          <table:table-cell table:style-name="ce7" office:value-type="string" calcext:value-type="string">
            <text:p>  1 2 4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10" office:value-type="float" office:value="-97.257698" calcext:value-type="float">
            <text:p><text:s/>97,258</text:p>
          </table:table-cell>
          <table:table-cell table:style-name="ce10" office:value-type="float" office:value="0.005932" calcext:value-type="float">
            <text:p><text:s/>0,006</text:p>
          </table:table-cell>
          <table:table-cell table:style-name="ce10" office:value-type="float" office:value="-2.609539" calcext:value-type="float">
            <text:p><text:s/>2,610</text:p>
          </table:table-cell>
          <table:table-cell table:style-name="ce10" office:value-type="float" office:value="3.047807" calcext:value-type="float">
            <text:p><text:s/>3,048</text:p>
          </table:table-cell>
          <table:table-cell table:style-name="ce10" office:value-type="float" office:value="0.116607" calcext:value-type="float">
            <text:p><text:s/>0,117</text:p>
          </table:table-cell>
          <table:table-cell table:style-name="ce10" office:value-type="float" office:value="0.179252" calcext:value-type="float">
            <text:p><text:s/>0,179</text:p>
          </table:table-cell>
          <table:table-cell table:style-name="ce7" office:value-type="string" calcext:value-type="string">
            <text:p>  1 2 6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10" office:value-type="float" office:value="-97.848961" calcext:value-type="float">
            <text:p><text:s/>97,849</text:p>
          </table:table-cell>
          <table:table-cell table:style-name="ce10" office:value-type="float" office:value="0.002789" calcext:value-type="float">
            <text:p><text:s/>0,003</text:p>
          </table:table-cell>
          <table:table-cell table:style-name="ce10" office:value-type="float" office:value="-2.389581" calcext:value-type="float">
            <text:p><text:s/>2,390</text:p>
          </table:table-cell>
          <table:table-cell table:style-name="ce10" office:value-type="float" office:value="2.875655" calcext:value-type="float">
            <text:p><text:s/>2,876</text:p>
          </table:table-cell>
          <table:table-cell table:style-name="ce10" office:value-type="float" office:value="0.142511" calcext:value-type="float">
            <text:p><text:s/>0,143</text:p>
          </table:table-cell>
          <table:table-cell table:style-name="ce10" office:value-type="float" office:value="0.204552" calcext:value-type="float">
            <text:p><text:s/>0,205</text:p>
          </table:table-cell>
          <table:table-cell table:style-name="ce7" office:value-type="string" calcext:value-type="string">
            <text:p>  1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10" office:value-type="float" office:value="-97.39209" calcext:value-type="float">
            <text:p><text:s/>97,392</text:p>
          </table:table-cell>
          <table:table-cell table:style-name="ce10" office:value-type="float" office:value="0.00657" calcext:value-type="float">
            <text:p><text:s/>0,007</text:p>
          </table:table-cell>
          <table:table-cell table:style-name="ce10" office:value-type="float" office:value="-2.539481" calcext:value-type="float">
            <text:p><text:s/>2,539</text:p>
          </table:table-cell>
          <table:table-cell table:style-name="ce10" office:value-type="float" office:value="2.994135" calcext:value-type="float">
            <text:p><text:s/>2,994</text:p>
          </table:table-cell>
          <table:table-cell table:style-name="ce10" office:value-type="float" office:value="0.152334" calcext:value-type="float">
            <text:p><text:s/>0,152</text:p>
          </table:table-cell>
          <table:table-cell table:style-name="ce10" office:value-type="float" office:value="0.201841" calcext:value-type="float">
            <text:p><text:s/>0,202</text:p>
          </table:table-cell>
          <table:table-cell table:style-name="ce7" office:value-type="string" calcext:value-type="string">
            <text:p>  1 3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1" calcext:value-type="float">
            <text:p><text:s/>11</text:p>
          </table:table-cell>
          <table:table-cell table:style-name="ce10" office:value-type="float" office:value="-97.569183" calcext:value-type="float">
            <text:p><text:s/>97,569</text:p>
          </table:table-cell>
          <table:table-cell table:style-name="ce10" office:value-type="float" office:value="0.002229" calcext:value-type="float">
            <text:p><text:s/>0,002</text:p>
          </table:table-cell>
          <table:table-cell table:style-name="ce10" office:value-type="float" office:value="-2.391494" calcext:value-type="float">
            <text:p><text:s/>2,391</text:p>
          </table:table-cell>
          <table:table-cell table:style-name="ce10" office:value-type="float" office:value="2.872395" calcext:value-type="float">
            <text:p><text:s/>2,872</text:p>
          </table:table-cell>
          <table:table-cell table:style-name="ce10" office:value-type="float" office:value="0.14224" calcext:value-type="float">
            <text:p><text:s/>0,142</text:p>
          </table:table-cell>
          <table:table-cell table:style-name="ce10" office:value-type="float" office:value="0.203448" calcext:value-type="float">
            <text:p><text:s/>0,203</text:p>
          </table:table-cell>
          <table:table-cell table:style-name="ce7" office:value-type="string" calcext:value-type="string">
            <text:p>  1 5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96.977921" calcext:value-type="float">
            <text:p><text:s/>96,978</text:p>
          </table:table-cell>
          <table:table-cell table:style-name="ce10" office:value-type="float" office:value="0.005372" calcext:value-type="float">
            <text:p><text:s/>0,005</text:p>
          </table:table-cell>
          <table:table-cell table:style-name="ce10" office:value-type="float" office:value="-2.611452" calcext:value-type="float">
            <text:p><text:s/>2,611</text:p>
          </table:table-cell>
          <table:table-cell table:style-name="ce10" office:value-type="float" office:value="3.044547" calcext:value-type="float">
            <text:p><text:s/>3,045</text:p>
          </table:table-cell>
          <table:table-cell table:style-name="ce10" office:value-type="float" office:value="0.116336" calcext:value-type="float">
            <text:p><text:s/>0,116</text:p>
          </table:table-cell>
          <table:table-cell table:style-name="ce10" office:value-type="float" office:value="0.178148" calcext:value-type="float">
            <text:p><text:s/>0,178</text:p>
          </table:table-cell>
          <table:table-cell table:style-name="ce7" office:value-type="string" calcext:value-type="string">
            <text:p>  1 2 6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4" calcext:value-type="float">
            <text:p><text:s/>24</text:p>
          </table:table-cell>
          <table:table-cell table:style-name="ce10" office:value-type="float" office:value="-97.538635" calcext:value-type="float">
            <text:p><text:s/>97,539</text:p>
          </table:table-cell>
          <table:table-cell table:style-name="ce10" office:value-type="float" office:value="0.003831" calcext:value-type="float">
            <text:p><text:s/>0,004</text:p>
          </table:table-cell>
          <table:table-cell table:style-name="ce10" office:value-type="float" office:value="-2.5454" calcext:value-type="float">
            <text:p><text:s/>2,545</text:p>
          </table:table-cell>
          <table:table-cell table:style-name="ce10" office:value-type="float" office:value="2.987791" calcext:value-type="float">
            <text:p><text:s/>2,988</text:p>
          </table:table-cell>
          <table:table-cell table:style-name="ce10" office:value-type="float" office:value="0.065776" calcext:value-type="float">
            <text:p><text:s/>0,066</text:p>
          </table:table-cell>
          <table:table-cell table:style-name="ce10" office:value-type="float" office:value="0.144214" calcext:value-type="float">
            <text:p><text:s/>0,144</text:p>
          </table:table-cell>
          <table:table-cell table:style-name="ce7" office:value-type="string" calcext:value-type="string">
            <text:p>  1 4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10" office:value-type="float" office:value="-60.937241" calcext:value-type="float">
            <text:p><text:s/>60,937</text:p>
          </table:table-cell>
          <table:table-cell table:style-name="ce10" office:value-type="float" office:value="0.003062" calcext:value-type="float">
            <text:p><text:s/>0,003</text:p>
          </table:table-cell>
          <table:table-cell table:style-name="ce10" office:value-type="float" office:value="-1.641132" calcext:value-type="float">
            <text:p><text:s/>1,641</text:p>
          </table:table-cell>
          <table:table-cell table:style-name="ce10" office:value-type="float" office:value="1.914028" calcext:value-type="float">
            <text:p><text:s/>1,914</text:p>
          </table:table-cell>
          <table:table-cell table:style-name="ce10" office:value-type="float" office:value="0.078433" calcext:value-type="float">
            <text:p><text:s/>0,078</text:p>
          </table:table-cell>
          <table:table-cell table:style-name="ce10" office:value-type="float" office:value="0.116708" calcext:value-type="float">
            <text:p><text:s/>0,117</text:p>
          </table:table-cell>
          <table:table-cell table:style-name="ce7" office:value-type="string" calcext:value-type="string">
            <text:p>  1 6 8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10" office:value-type="float" office:value="-60.869015" calcext:value-type="float">
            <text:p><text:s/>60,869</text:p>
          </table:table-cell>
          <table:table-cell table:style-name="ce10" office:value-type="float" office:value="0.00155" calcext:value-type="float">
            <text:p><text:s/>0,002</text:p>
          </table:table-cell>
          <table:table-cell table:style-name="ce10" office:value-type="float" office:value="-1.672952" calcext:value-type="float">
            <text:p><text:s/>1,673</text:p>
          </table:table-cell>
          <table:table-cell table:style-name="ce10" office:value-type="float" office:value="1.93012" calcext:value-type="float">
            <text:p><text:s/>1,930</text:p>
          </table:table-cell>
          <table:table-cell table:style-name="ce10" office:value-type="float" office:value="0.014602" calcext:value-type="float">
            <text:p><text:s/>0,015</text:p>
          </table:table-cell>
          <table:table-cell table:style-name="ce10" office:value-type="float" office:value="0.07223" calcext:value-type="float">
            <text:p><text:s/>0,072</text:p>
          </table:table-cell>
          <table:table-cell table:style-name="ce7" office:value-type="string" calcext:value-type="string">
            <text:p>  1 2 4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3" calcext:value-type="float">
            <text:p><text:s/>33</text:p>
          </table:table-cell>
          <table:table-cell table:style-name="ce10" office:value-type="float" office:value="-97.595459" calcext:value-type="float">
            <text:p><text:s/>97,595</text:p>
          </table:table-cell>
          <table:table-cell table:style-name="ce10" office:value-type="float" office:value="0.003661" calcext:value-type="float">
            <text:p><text:s/>0,004</text:p>
          </table:table-cell>
          <table:table-cell table:style-name="ce10" office:value-type="float" office:value="-2.463287" calcext:value-type="float">
            <text:p><text:s/>2,463</text:p>
          </table:table-cell>
          <table:table-cell table:style-name="ce10" office:value-type="float" office:value="2.930961" calcext:value-type="float">
            <text:p><text:s/>2,931</text:p>
          </table:table-cell>
          <table:table-cell table:style-name="ce10" office:value-type="float" office:value="0.123575" calcext:value-type="float">
            <text:p><text:s/>0,124</text:p>
          </table:table-cell>
          <table:table-cell table:style-name="ce10" office:value-type="float" office:value="0.186217" calcext:value-type="float">
            <text:p><text:s/>0,186</text:p>
          </table:table-cell>
          <table:table-cell table:style-name="ce7" office:value-type="string" calcext:value-type="string">
            <text:p>  1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3" calcext:value-type="float">
            <text:p><text:s/>43</text:p>
          </table:table-cell>
          <table:table-cell table:style-name="ce10" office:value-type="float" office:value="-97.403107" calcext:value-type="float">
            <text:p><text:s/>97,403</text:p>
          </table:table-cell>
          <table:table-cell table:style-name="ce10" office:value-type="float" office:value="0.005429" calcext:value-type="float">
            <text:p><text:s/>0,005</text:p>
          </table:table-cell>
          <table:table-cell table:style-name="ce10" office:value-type="float" office:value="-2.481138" calcext:value-type="float">
            <text:p><text:s/>2,481</text:p>
          </table:table-cell>
          <table:table-cell table:style-name="ce10" office:value-type="float" office:value="2.947652" calcext:value-type="float">
            <text:p><text:s/>2,948</text:p>
          </table:table-cell>
          <table:table-cell table:style-name="ce10" office:value-type="float" office:value="0.161826" calcext:value-type="float">
            <text:p><text:s/>0,162</text:p>
          </table:table-cell>
          <table:table-cell table:style-name="ce10" office:value-type="float" office:value="0.209686" calcext:value-type="float">
            <text:p><text:s/>0,210</text:p>
          </table:table-cell>
          <table:table-cell table:style-name="ce7" office:value-type="string" calcext:value-type="string">
            <text:p>  1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96.792961" calcext:value-type="float">
            <text:p><text:s/>96,793</text:p>
          </table:table-cell>
          <table:table-cell table:style-name="ce10" office:value-type="float" office:value="0.002789" calcext:value-type="float">
            <text:p><text:s/>0,003</text:p>
          </table:table-cell>
          <table:table-cell table:style-name="ce10" office:value-type="float" office:value="4.511992" calcext:value-type="float">
            <text:p><text:s/>4,512</text:p>
          </table:table-cell>
          <table:table-cell table:style-name="ce10" office:value-type="float" office:value="2.875655" calcext:value-type="float">
            <text:p><text:s/>2,876</text:p>
          </table:table-cell>
          <table:table-cell table:style-name="ce10" office:value-type="float" office:value="-0.348414" calcext:value-type="float">
            <text:p><text:s/>0,348</text:p>
          </table:table-cell>
          <table:table-cell table:style-name="ce10" office:value-type="float" office:value="0.204552" calcext:value-type="float">
            <text:p><text:s/>0,205</text:p>
          </table:table-cell>
          <table:table-cell table:style-name="ce7" office:value-type="string" calcext:value-type="string">
            <text:p>  1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10" office:value-type="float" office:value="-96.201698" calcext:value-type="float">
            <text:p><text:s/>96,202</text:p>
          </table:table-cell>
          <table:table-cell table:style-name="ce10" office:value-type="float" office:value="0.005932" calcext:value-type="float">
            <text:p><text:s/>0,006</text:p>
          </table:table-cell>
          <table:table-cell table:style-name="ce10" office:value-type="float" office:value="4.705199" calcext:value-type="float">
            <text:p><text:s/>4,705</text:p>
          </table:table-cell>
          <table:table-cell table:style-name="ce10" office:value-type="float" office:value="3.047807" calcext:value-type="float">
            <text:p><text:s/>3,048</text:p>
          </table:table-cell>
          <table:table-cell table:style-name="ce10" office:value-type="float" office:value="-0.313598" calcext:value-type="float">
            <text:p><text:s/>0,314</text:p>
          </table:table-cell>
          <table:table-cell table:style-name="ce10" office:value-type="float" office:value="0.179252" calcext:value-type="float">
            <text:p><text:s/>0,179</text:p>
          </table:table-cell>
          <table:table-cell table:style-name="ce7" office:value-type="string" calcext:value-type="string">
            <text:p>  1 2 6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9" calcext:value-type="float">
            <text:p><text:s/>9</text:p>
          </table:table-cell>
          <table:table-cell table:style-name="ce10" office:value-type="float" office:value="-96.33609" calcext:value-type="float">
            <text:p><text:s/>96,336</text:p>
          </table:table-cell>
          <table:table-cell table:style-name="ce10" office:value-type="float" office:value="0.00657" calcext:value-type="float">
            <text:p><text:s/>0,007</text:p>
          </table:table-cell>
          <table:table-cell table:style-name="ce10" office:value-type="float" office:value="4.646443" calcext:value-type="float">
            <text:p><text:s/>4,646</text:p>
          </table:table-cell>
          <table:table-cell table:style-name="ce10" office:value-type="float" office:value="2.994135" calcext:value-type="float">
            <text:p><text:s/>2,994</text:p>
          </table:table-cell>
          <table:table-cell table:style-name="ce10" office:value-type="float" office:value="-0.332085" calcext:value-type="float">
            <text:p><text:s/>0,332</text:p>
          </table:table-cell>
          <table:table-cell table:style-name="ce10" office:value-type="float" office:value="0.201841" calcext:value-type="float">
            <text:p><text:s/>0,202</text:p>
          </table:table-cell>
          <table:table-cell table:style-name="ce7" office:value-type="string" calcext:value-type="string">
            <text:p>  1 3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1" calcext:value-type="float">
            <text:p><text:s/>11</text:p>
          </table:table-cell>
          <table:table-cell table:style-name="ce10" office:value-type="float" office:value="-96.513184" calcext:value-type="float">
            <text:p><text:s/>96,513</text:p>
          </table:table-cell>
          <table:table-cell table:style-name="ce10" office:value-type="float" office:value="0.002229" calcext:value-type="float">
            <text:p><text:s/>0,002</text:p>
          </table:table-cell>
          <table:table-cell table:style-name="ce10" office:value-type="float" office:value="4.502253" calcext:value-type="float">
            <text:p><text:s/>4,502</text:p>
          </table:table-cell>
          <table:table-cell table:style-name="ce10" office:value-type="float" office:value="2.872395" calcext:value-type="float">
            <text:p><text:s/>2,872</text:p>
          </table:table-cell>
          <table:table-cell table:style-name="ce10" office:value-type="float" office:value="-0.346036" calcext:value-type="float">
            <text:p><text:s/>0,346</text:p>
          </table:table-cell>
          <table:table-cell table:style-name="ce10" office:value-type="float" office:value="0.203448" calcext:value-type="float">
            <text:p><text:s/>0,203</text:p>
          </table:table-cell>
          <table:table-cell table:style-name="ce7" office:value-type="string" calcext:value-type="string">
            <text:p>  1 5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95.921921" calcext:value-type="float">
            <text:p><text:s/>95,922</text:p>
          </table:table-cell>
          <table:table-cell table:style-name="ce10" office:value-type="float" office:value="0.005372" calcext:value-type="float">
            <text:p><text:s/>0,005</text:p>
          </table:table-cell>
          <table:table-cell table:style-name="ce10" office:value-type="float" office:value="4.69546" calcext:value-type="float">
            <text:p><text:s/>4,695</text:p>
          </table:table-cell>
          <table:table-cell table:style-name="ce10" office:value-type="float" office:value="3.044547" calcext:value-type="float">
            <text:p><text:s/>3,045</text:p>
          </table:table-cell>
          <table:table-cell table:style-name="ce10" office:value-type="float" office:value="-0.311219" calcext:value-type="float">
            <text:p><text:s/>0,311</text:p>
          </table:table-cell>
          <table:table-cell table:style-name="ce10" office:value-type="float" office:value="0.178148" calcext:value-type="float">
            <text:p><text:s/>0,178</text:p>
          </table:table-cell>
          <table:table-cell table:style-name="ce7" office:value-type="string" calcext:value-type="string">
            <text:p>  1 2 6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6" calcext:value-type="float">
            <text:p><text:s/>26</text:p>
          </table:table-cell>
          <table:table-cell table:style-name="ce10" office:value-type="float" office:value="-96.482635" calcext:value-type="float">
            <text:p><text:s/>96,483</text:p>
          </table:table-cell>
          <table:table-cell table:style-name="ce10" office:value-type="float" office:value="0.003831" calcext:value-type="float">
            <text:p><text:s/>0,004</text:p>
          </table:table-cell>
          <table:table-cell table:style-name="ce10" office:value-type="float" office:value="4.625299" calcext:value-type="float">
            <text:p><text:s/>4,625</text:p>
          </table:table-cell>
          <table:table-cell table:style-name="ce10" office:value-type="float" office:value="2.987791" calcext:value-type="float">
            <text:p><text:s/>2,988</text:p>
          </table:table-cell>
          <table:table-cell table:style-name="ce10" office:value-type="float" office:value="-0.280338" calcext:value-type="float">
            <text:p><text:s/>0,280</text:p>
          </table:table-cell>
          <table:table-cell table:style-name="ce10" office:value-type="float" office:value="0.144214" calcext:value-type="float">
            <text:p><text:s/>0,144</text:p>
          </table:table-cell>
          <table:table-cell table:style-name="ce7" office:value-type="string" calcext:value-type="string">
            <text:p>  1 4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10" office:value-type="float" office:value="-59.881241" calcext:value-type="float">
            <text:p><text:s/>59,881</text:p>
          </table:table-cell>
          <table:table-cell table:style-name="ce10" office:value-type="float" office:value="0.003062" calcext:value-type="float">
            <text:p><text:s/>0,003</text:p>
          </table:table-cell>
          <table:table-cell table:style-name="ce10" office:value-type="float" office:value="2.952535" calcext:value-type="float">
            <text:p><text:s/>2,953</text:p>
          </table:table-cell>
          <table:table-cell table:style-name="ce10" office:value-type="float" office:value="1.914028" calcext:value-type="float">
            <text:p><text:s/>1,914</text:p>
          </table:table-cell>
          <table:table-cell table:style-name="ce10" office:value-type="float" office:value="-0.201667" calcext:value-type="float">
            <text:p><text:s/>0,202</text:p>
          </table:table-cell>
          <table:table-cell table:style-name="ce10" office:value-type="float" office:value="0.116708" calcext:value-type="float">
            <text:p><text:s/>0,117</text:p>
          </table:table-cell>
          <table:table-cell table:style-name="ce7" office:value-type="string" calcext:value-type="string">
            <text:p>  1 6 8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8" calcext:value-type="float">
            <text:p><text:s/>28</text:p>
          </table:table-cell>
          <table:table-cell table:style-name="ce10" office:value-type="float" office:value="-59.813015" calcext:value-type="float">
            <text:p><text:s/>59,813</text:p>
          </table:table-cell>
          <table:table-cell table:style-name="ce10" office:value-type="float" office:value="0.00155" calcext:value-type="float">
            <text:p><text:s/>0,002</text:p>
          </table:table-cell>
          <table:table-cell table:style-name="ce10" office:value-type="float" office:value="2.959336" calcext:value-type="float">
            <text:p><text:s/>2,959</text:p>
          </table:table-cell>
          <table:table-cell table:style-name="ce10" office:value-type="float" office:value="1.93012" calcext:value-type="float">
            <text:p><text:s/>1,930</text:p>
          </table:table-cell>
          <table:table-cell table:style-name="ce10" office:value-type="float" office:value="-0.158749" calcext:value-type="float">
            <text:p><text:s/>0,159</text:p>
          </table:table-cell>
          <table:table-cell table:style-name="ce10" office:value-type="float" office:value="0.07223" calcext:value-type="float">
            <text:p><text:s/>0,072</text:p>
          </table:table-cell>
          <table:table-cell table:style-name="ce7" office:value-type="string" calcext:value-type="string">
            <text:p>  1 2 4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3" calcext:value-type="float">
            <text:p><text:s/>33</text:p>
          </table:table-cell>
          <table:table-cell table:style-name="ce10" office:value-type="float" office:value="-96.539459" calcext:value-type="float">
            <text:p><text:s/>96,539</text:p>
          </table:table-cell>
          <table:table-cell table:style-name="ce10" office:value-type="float" office:value="0.003661" calcext:value-type="float">
            <text:p><text:s/>0,004</text:p>
          </table:table-cell>
          <table:table-cell table:style-name="ce10" office:value-type="float" office:value="4.57102" calcext:value-type="float">
            <text:p><text:s/>4,571</text:p>
          </table:table-cell>
          <table:table-cell table:style-name="ce10" office:value-type="float" office:value="2.930961" calcext:value-type="float">
            <text:p><text:s/>2,931</text:p>
          </table:table-cell>
          <table:table-cell table:style-name="ce10" office:value-type="float" office:value="-0.323346" calcext:value-type="float">
            <text:p><text:s/>0,323</text:p>
          </table:table-cell>
          <table:table-cell table:style-name="ce10" office:value-type="float" office:value="0.186217" calcext:value-type="float">
            <text:p><text:s/>0,186</text:p>
          </table:table-cell>
          <table:table-cell table:style-name="ce7" office:value-type="string" calcext:value-type="string">
            <text:p>  1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4" calcext:value-type="float">
            <text:p><text:s/>44</text:p>
          </table:table-cell>
          <table:table-cell table:style-name="ce10" office:value-type="float" office:value="-96.763779" calcext:value-type="float">
            <text:p><text:s/>96,764</text:p>
          </table:table-cell>
          <table:table-cell table:style-name="ce10" office:value-type="float" office:value="0.002792" calcext:value-type="float">
            <text:p><text:s/>0,003</text:p>
          </table:table-cell>
          <table:table-cell table:style-name="ce10" office:value-type="float" office:value="4.533604" calcext:value-type="float">
            <text:p><text:s/>4,534</text:p>
          </table:table-cell>
          <table:table-cell table:style-name="ce10" office:value-type="float" office:value="2.892099" calcext:value-type="float">
            <text:p><text:s/>2,892</text:p>
          </table:table-cell>
          <table:table-cell table:style-name="ce10" office:value-type="float" office:value="-0.349441" calcext:value-type="float">
            <text:p><text:s/>0,349</text:p>
          </table:table-cell>
          <table:table-cell table:style-name="ce10" office:value-type="float" office:value="0.204305" calcext:value-type="float">
            <text:p><text:s/>0,204</text:p>
          </table:table-cell>
          <table:table-cell table:style-name="ce7" office:value-type="string" calcext:value-type="string">
            <text:p>  1 2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5" calcext:value-type="float">
            <text:p><text:s/>45</text:p>
          </table:table-cell>
          <table:table-cell table:style-name="ce10" office:value-type="float" office:value="-96.347107" calcext:value-type="float">
            <text:p><text:s/>96,347</text:p>
          </table:table-cell>
          <table:table-cell table:style-name="ce10" office:value-type="float" office:value="0.005429" calcext:value-type="float">
            <text:p><text:s/>0,005</text:p>
          </table:table-cell>
          <table:table-cell table:style-name="ce10" office:value-type="float" office:value="4.593227" calcext:value-type="float">
            <text:p><text:s/>4,593</text:p>
          </table:table-cell>
          <table:table-cell table:style-name="ce10" office:value-type="float" office:value="2.947652" calcext:value-type="float">
            <text:p><text:s/>2,948</text:p>
          </table:table-cell>
          <table:table-cell table:style-name="ce10" office:value-type="float" office:value="-0.34142" calcext:value-type="float">
            <text:p><text:s/>0,341</text:p>
          </table:table-cell>
          <table:table-cell table:style-name="ce10" office:value-type="float" office:value="0.209686" calcext:value-type="float">
            <text:p><text:s/>0,210</text:p>
          </table:table-cell>
          <table:table-cell table:style-name="ce7" office:value-type="string" calcext:value-type="string">
            <text:p>  1 3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34.492367" calcext:value-type="float">
            <text:p><text:s/>34,492</text:p>
          </table:table-cell>
          <table:table-cell table:style-name="ce10" office:value-type="float" office:value="-0.014316" calcext:value-type="float">
            <text:p><text:s/>0,014</text:p>
          </table:table-cell>
          <table:table-cell table:style-name="ce10" office:value-type="float" office:value="0.116059" calcext:value-type="float">
            <text:p><text:s/>0,116</text:p>
          </table:table-cell>
          <table:table-cell table:style-name="ce10" office:value-type="float" office:value="-0.012811" calcext:value-type="float">
            <text:p><text:s/>0,013</text:p>
          </table:table-cell>
          <table:table-cell table:style-name="ce10" office:value-type="float" office:value="0.039098" calcext:value-type="float">
            <text:p><text:s/>0,039</text:p>
          </table:table-cell>
          <table:table-cell table:style-name="ce10" office:value-type="float" office:value="0.011797" calcext:value-type="float">
            <text:p><text:s/>0,012</text:p>
          </table:table-cell>
          <table:table-cell table:style-name="ce7" office:value-type="string" calcext:value-type="string">
            <text:p>  1 2 5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10" office:value-type="float" office:value="-34.416161" calcext:value-type="float">
            <text:p><text:s/>34,416</text:p>
          </table:table-cell>
          <table:table-cell table:style-name="ce10" office:value-type="float" office:value="-0.014474" calcext:value-type="float">
            <text:p><text:s/>0,014</text:p>
          </table:table-cell>
          <table:table-cell table:style-name="ce10" office:value-type="float" office:value="0.114594" calcext:value-type="float">
            <text:p><text:s/>0,115</text:p>
          </table:table-cell>
          <table:table-cell table:style-name="ce10" office:value-type="float" office:value="-0.011922" calcext:value-type="float">
            <text:p><text:s/>0,012</text:p>
          </table:table-cell>
          <table:table-cell table:style-name="ce10" office:value-type="float" office:value="0.042845" calcext:value-type="float">
            <text:p><text:s/>0,043</text:p>
          </table:table-cell>
          <table:table-cell table:style-name="ce10" office:value-type="float" office:value="0.013354" calcext:value-type="float">
            <text:p><text:s/>0,013</text:p>
          </table:table-cell>
          <table:table-cell table:style-name="ce7" office:value-type="string" calcext:value-type="string">
            <text:p>  1 5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10" office:value-type="float" office:value="-33.632092" calcext:value-type="float">
            <text:p><text:s/>33,632</text:p>
          </table:table-cell>
          <table:table-cell table:style-name="ce10" office:value-type="float" office:value="-0.016908" calcext:value-type="float">
            <text:p><text:s/>0,017</text:p>
          </table:table-cell>
          <table:table-cell table:style-name="ce10" office:value-type="float" office:value="0.262686" calcext:value-type="float">
            <text:p><text:s/>0,263</text:p>
          </table:table-cell>
          <table:table-cell table:style-name="ce10" office:value-type="float" office:value="-0.07517" calcext:value-type="float">
            <text:p><text:s/>0,075</text:p>
          </table:table-cell>
          <table:table-cell table:style-name="ce10" office:value-type="float" office:value="0.059109" calcext:value-type="float">
            <text:p><text:s/>0,059</text:p>
          </table:table-cell>
          <table:table-cell table:style-name="ce10" office:value-type="float" office:value="0.021806" calcext:value-type="float">
            <text:p><text:s/>0,022</text:p>
          </table:table-cell>
          <table:table-cell table:style-name="ce7" office:value-type="string" calcext:value-type="string">
            <text:p>  1 2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8" calcext:value-type="float">
            <text:p><text:s/>8</text:p>
          </table:table-cell>
          <table:table-cell table:style-name="ce10" office:value-type="float" office:value="-34.279472" calcext:value-type="float">
            <text:p><text:s/>34,279</text:p>
          </table:table-cell>
          <table:table-cell table:style-name="ce10" office:value-type="float" office:value="-0.019143" calcext:value-type="float">
            <text:p><text:s/>0,019</text:p>
          </table:table-cell>
          <table:table-cell table:style-name="ce10" office:value-type="float" office:value="0.239139" calcext:value-type="float">
            <text:p><text:s/>0,239</text:p>
          </table:table-cell>
          <table:table-cell table:style-name="ce10" office:value-type="float" office:value="-0.056667" calcext:value-type="float">
            <text:p><text:s/>0,057</text:p>
          </table:table-cell>
          <table:table-cell table:style-name="ce10" office:value-type="float" office:value="0.034039" calcext:value-type="float">
            <text:p><text:s/>0,034</text:p>
          </table:table-cell>
          <table:table-cell table:style-name="ce10" office:value-type="float" office:value="0.00921" calcext:value-type="float">
            <text:p><text:s/>0,009</text:p>
          </table:table-cell>
          <table:table-cell table:style-name="ce7" office:value-type="string" calcext:value-type="string">
            <text:p>  1 2 5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10" office:value-type="float" office:value="-19.015274" calcext:value-type="float">
            <text:p><text:s/>19,015</text:p>
          </table:table-cell>
          <table:table-cell table:style-name="ce10" office:value-type="float" office:value="-0.01933" calcext:value-type="float">
            <text:p><text:s/>0,019</text:p>
          </table:table-cell>
          <table:table-cell table:style-name="ce10" office:value-type="float" office:value="0.114273" calcext:value-type="float">
            <text:p><text:s/>0,114</text:p>
          </table:table-cell>
          <table:table-cell table:style-name="ce10" office:value-type="float" office:value="0.001838" calcext:value-type="float">
            <text:p><text:s/>0,002</text:p>
          </table:table-cell>
          <table:table-cell table:style-name="ce10" office:value-type="float" office:value="0.024304" calcext:value-type="float">
            <text:p><text:s/>0,024</text:p>
          </table:table-cell>
          <table:table-cell table:style-name="ce10" office:value-type="float" office:value="0.003379" calcext:value-type="float">
            <text:p><text:s/>0,003</text:p>
          </table:table-cell>
          <table:table-cell table:style-name="ce7" office:value-type="string" calcext:value-type="string">
            <text:p>  1 2 5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1" calcext:value-type="float">
            <text:p><text:s/>11</text:p>
          </table:table-cell>
          <table:table-cell table:style-name="ce10" office:value-type="float" office:value="-34.2085" calcext:value-type="float">
            <text:p><text:s/>34,209</text:p>
          </table:table-cell>
          <table:table-cell table:style-name="ce10" office:value-type="float" office:value="-0.019346" calcext:value-type="float">
            <text:p><text:s/>0,019</text:p>
          </table:table-cell>
          <table:table-cell table:style-name="ce10" office:value-type="float" office:value="0.237514" calcext:value-type="float">
            <text:p><text:s/>0,238</text:p>
          </table:table-cell>
          <table:table-cell table:style-name="ce10" office:value-type="float" office:value="-0.055728" calcext:value-type="float">
            <text:p><text:s/>0,056</text:p>
          </table:table-cell>
          <table:table-cell table:style-name="ce10" office:value-type="float" office:value="0.038127" calcext:value-type="float">
            <text:p><text:s/>0,038</text:p>
          </table:table-cell>
          <table:table-cell table:style-name="ce10" office:value-type="float" office:value="0.010845" calcext:value-type="float">
            <text:p><text:s/>0,011</text:p>
          </table:table-cell>
          <table:table-cell table:style-name="ce7" office:value-type="string" calcext:value-type="string">
            <text:p>  1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4" calcext:value-type="float">
            <text:p><text:s/>14</text:p>
          </table:table-cell>
          <table:table-cell table:style-name="ce10" office:value-type="float" office:value="-33.555882" calcext:value-type="float">
            <text:p><text:s/>33,556</text:p>
          </table:table-cell>
          <table:table-cell table:style-name="ce10" office:value-type="float" office:value="-0.017067" calcext:value-type="float">
            <text:p><text:s/>0,017</text:p>
          </table:table-cell>
          <table:table-cell table:style-name="ce10" office:value-type="float" office:value="0.261221" calcext:value-type="float">
            <text:p><text:s/>0,261</text:p>
          </table:table-cell>
          <table:table-cell table:style-name="ce10" office:value-type="float" office:value="-0.074282" calcext:value-type="float">
            <text:p><text:s/>0,074</text:p>
          </table:table-cell>
          <table:table-cell table:style-name="ce10" office:value-type="float" office:value="0.062856" calcext:value-type="float">
            <text:p><text:s/>0,063</text:p>
          </table:table-cell>
          <table:table-cell table:style-name="ce10" office:value-type="float" office:value="0.023363" calcext:value-type="float">
            <text:p><text:s/>0,023</text:p>
          </table:table-cell>
          <table:table-cell table:style-name="ce7" office:value-type="string" calcext:value-type="string">
            <text:p>  1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19.146727" calcext:value-type="float">
            <text:p><text:s/>19,147</text:p>
          </table:table-cell>
          <table:table-cell table:style-name="ce10" office:value-type="float" office:value="-0.014618" calcext:value-type="float">
            <text:p><text:s/>0,015</text:p>
          </table:table-cell>
          <table:table-cell table:style-name="ce10" office:value-type="float" office:value="-0.010111" calcext:value-type="float">
            <text:p><text:s/>0,010</text:p>
          </table:table-cell>
          <table:table-cell table:style-name="ce10" office:value-type="float" office:value="0.046532" calcext:value-type="float">
            <text:p><text:s/>0,047</text:p>
          </table:table-cell>
          <table:table-cell table:style-name="ce10" office:value-type="float" office:value="0.032767" calcext:value-type="float">
            <text:p><text:s/>0,033</text:p>
          </table:table-cell>
          <table:table-cell table:style-name="ce10" office:value-type="float" office:value="0.007445" calcext:value-type="float">
            <text:p><text:s/>0,007</text:p>
          </table:table-cell>
          <table:table-cell table:style-name="ce7" office:value-type="string" calcext:value-type="string">
            <text:p>  1 5 7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2" calcext:value-type="float">
            <text:p><text:s/>22</text:p>
          </table:table-cell>
          <table:table-cell table:style-name="ce10" office:value-type="float" office:value="-34.284706" calcext:value-type="float">
            <text:p><text:s/>34,285</text:p>
          </table:table-cell>
          <table:table-cell table:style-name="ce10" office:value-type="float" office:value="-0.019187" calcext:value-type="float">
            <text:p><text:s/>0,019</text:p>
          </table:table-cell>
          <table:table-cell table:style-name="ce10" office:value-type="float" office:value="0.238978" calcext:value-type="float">
            <text:p><text:s/>0,239</text:p>
          </table:table-cell>
          <table:table-cell table:style-name="ce10" office:value-type="float" office:value="-0.056616" calcext:value-type="float">
            <text:p><text:s/>0,057</text:p>
          </table:table-cell>
          <table:table-cell table:style-name="ce10" office:value-type="float" office:value="0.034381" calcext:value-type="float">
            <text:p><text:s/>0,034</text:p>
          </table:table-cell>
          <table:table-cell table:style-name="ce10" office:value-type="float" office:value="0.009288" calcext:value-type="float">
            <text:p><text:s/>0,009</text:p>
          </table:table-cell>
          <table:table-cell table:style-name="ce7" office:value-type="string" calcext:value-type="string">
            <text:p>  1 2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10" office:value-type="float" office:value="-18.104429" calcext:value-type="float">
            <text:p><text:s/>18,104</text:p>
          </table:table-cell>
          <table:table-cell table:style-name="ce10" office:value-type="float" office:value="-0.017129" calcext:value-type="float">
            <text:p><text:s/>0,017</text:p>
          </table:table-cell>
          <table:table-cell table:style-name="ce10" office:value-type="float" office:value="0.115793" calcext:value-type="float">
            <text:p><text:s/>0,116</text:p>
          </table:table-cell>
          <table:table-cell table:style-name="ce10" office:value-type="float" office:value="-0.009493" calcext:value-type="float">
            <text:p><text:s/>0,009</text:p>
          </table:table-cell>
          <table:table-cell table:style-name="ce10" office:value-type="float" office:value="0.056646" calcext:value-type="float">
            <text:p><text:s/>0,057</text:p>
          </table:table-cell>
          <table:table-cell table:style-name="ce10" office:value-type="float" office:value="0.017088" calcext:value-type="float">
            <text:p><text:s/>0,017</text:p>
          </table:table-cell>
          <table:table-cell table:style-name="ce7" office:value-type="string" calcext:value-type="string">
            <text:p>  1 3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10" office:value-type="float" office:value="-34.042091" calcext:value-type="float">
            <text:p><text:s/>34,042</text:p>
          </table:table-cell>
          <table:table-cell table:style-name="ce10" office:value-type="float" office:value="-0.01328" calcext:value-type="float">
            <text:p><text:s/>0,013</text:p>
          </table:table-cell>
          <table:table-cell table:style-name="ce10" office:value-type="float" office:value="0.116687" calcext:value-type="float">
            <text:p><text:s/>0,117</text:p>
          </table:table-cell>
          <table:table-cell table:style-name="ce10" office:value-type="float" office:value="-0.01825" calcext:value-type="float">
            <text:p><text:s/>0,018</text:p>
          </table:table-cell>
          <table:table-cell table:style-name="ce10" office:value-type="float" office:value="0.057355" calcext:value-type="float">
            <text:p><text:s/>0,057</text:p>
          </table:table-cell>
          <table:table-cell table:style-name="ce10" office:value-type="float" office:value="0.019879" calcext:value-type="float">
            <text:p><text:s/>0,020</text:p>
          </table:table-cell>
          <table:table-cell table:style-name="ce7" office:value-type="string" calcext:value-type="string">
            <text:p>  1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10" office:value-type="float" office:value="-18.564997" calcext:value-type="float">
            <text:p><text:s/>18,565</text:p>
          </table:table-cell>
          <table:table-cell table:style-name="ce10" office:value-type="float" office:value="-0.018294" calcext:value-type="float">
            <text:p><text:s/>0,018</text:p>
          </table:table-cell>
          <table:table-cell table:style-name="ce10" office:value-type="float" office:value="0.1149" calcext:value-type="float">
            <text:p><text:s/>0,115</text:p>
          </table:table-cell>
          <table:table-cell table:style-name="ce10" office:value-type="float" office:value="-0.003601" calcext:value-type="float">
            <text:p><text:s/>0,004</text:p>
          </table:table-cell>
          <table:table-cell table:style-name="ce10" office:value-type="float" office:value="0.04256" calcext:value-type="float">
            <text:p><text:s/>0,043</text:p>
          </table:table-cell>
          <table:table-cell table:style-name="ce10" office:value-type="float" office:value="0.011461" calcext:value-type="float">
            <text:p><text:s/>0,011</text:p>
          </table:table-cell>
          <table:table-cell table:style-name="ce7" office:value-type="string" calcext:value-type="string">
            <text:p>  1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2" calcext:value-type="float">
            <text:p><text:s/>32</text:p>
          </table:table-cell>
          <table:table-cell table:style-name="ce10" office:value-type="float" office:value="-18.099194" calcext:value-type="float">
            <text:p><text:s/>18,099</text:p>
          </table:table-cell>
          <table:table-cell table:style-name="ce10" office:value-type="float" office:value="-0.017086" calcext:value-type="float">
            <text:p><text:s/>0,017</text:p>
          </table:table-cell>
          <table:table-cell table:style-name="ce10" office:value-type="float" office:value="0.115954" calcext:value-type="float">
            <text:p><text:s/>0,116</text:p>
          </table:table-cell>
          <table:table-cell table:style-name="ce10" office:value-type="float" office:value="-0.009544" calcext:value-type="float">
            <text:p><text:s/>0,010</text:p>
          </table:table-cell>
          <table:table-cell table:style-name="ce10" office:value-type="float" office:value="0.056304" calcext:value-type="float">
            <text:p><text:s/>0,056</text:p>
          </table:table-cell>
          <table:table-cell table:style-name="ce10" office:value-type="float" office:value="0.01701" calcext:value-type="float">
            <text:p><text:s/>0,017</text:p>
          </table:table-cell>
          <table:table-cell table:style-name="ce7" office:value-type="string" calcext:value-type="string">
            <text:p>  1 3 8 11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4" calcext:value-type="float">
            <text:p><text:s/>34</text:p>
          </table:table-cell>
          <table:table-cell table:style-name="ce10" office:value-type="float" office:value="-33.910637" calcext:value-type="float">
            <text:p><text:s/>33,911</text:p>
          </table:table-cell>
          <table:table-cell table:style-name="ce10" office:value-type="float" office:value="-0.017992" calcext:value-type="float">
            <text:p><text:s/>0,018</text:p>
          </table:table-cell>
          <table:table-cell table:style-name="ce10" office:value-type="float" office:value="0.241071" calcext:value-type="float">
            <text:p><text:s/>0,241</text:p>
          </table:table-cell>
          <table:table-cell table:style-name="ce10" office:value-type="float" office:value="-0.062944" calcext:value-type="float">
            <text:p><text:s/>0,063</text:p>
          </table:table-cell>
          <table:table-cell table:style-name="ce10" office:value-type="float" office:value="0.048891" calcext:value-type="float">
            <text:p><text:s/>0,049</text:p>
          </table:table-cell>
          <table:table-cell table:style-name="ce10" office:value-type="float" office:value="0.015813" calcext:value-type="float">
            <text:p><text:s/>0,016</text:p>
          </table:table-cell>
          <table:table-cell table:style-name="ce7" office:value-type="string" calcext:value-type="string">
            <text:p>  1 2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9" calcext:value-type="float">
            <text:p><text:s/>39</text:p>
          </table:table-cell>
          <table:table-cell table:style-name="ce10" office:value-type="float" office:value="-33.626858" calcext:value-type="float">
            <text:p><text:s/>33,627</text:p>
          </table:table-cell>
          <table:table-cell table:style-name="ce10" office:value-type="float" office:value="-0.016865" calcext:value-type="float">
            <text:p><text:s/>0,017</text:p>
          </table:table-cell>
          <table:table-cell table:style-name="ce10" office:value-type="float" office:value="0.262846" calcext:value-type="float">
            <text:p><text:s/>0,263</text:p>
          </table:table-cell>
          <table:table-cell table:style-name="ce10" office:value-type="float" office:value="-0.075221" calcext:value-type="float">
            <text:p><text:s/>0,075</text:p>
          </table:table-cell>
          <table:table-cell table:style-name="ce10" office:value-type="float" office:value="0.058767" calcext:value-type="float">
            <text:p><text:s/>0,059</text:p>
          </table:table-cell>
          <table:table-cell table:style-name="ce10" office:value-type="float" office:value="0.021728" calcext:value-type="float">
            <text:p><text:s/>0,022</text:p>
          </table:table-cell>
          <table:table-cell table:style-name="ce7" office:value-type="string" calcext:value-type="string">
            <text:p>  1 2 4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3" calcext:value-type="float">
            <text:p><text:s/>43</text:p>
          </table:table-cell>
          <table:table-cell table:style-name="ce10" office:value-type="float" office:value="-33.581524" calcext:value-type="float">
            <text:p><text:s/>33,582</text:p>
          </table:table-cell>
          <table:table-cell table:style-name="ce10" office:value-type="float" office:value="-0.012115" calcext:value-type="float">
            <text:p><text:s/>0,012</text:p>
          </table:table-cell>
          <table:table-cell table:style-name="ce10" office:value-type="float" office:value="0.11758" calcext:value-type="float">
            <text:p><text:s/>0,118</text:p>
          </table:table-cell>
          <table:table-cell table:style-name="ce10" office:value-type="float" office:value="-0.024141" calcext:value-type="float">
            <text:p><text:s/>0,024</text:p>
          </table:table-cell>
          <table:table-cell table:style-name="ce10" office:value-type="float" office:value="0.071441" calcext:value-type="float">
            <text:p><text:s/>0,071</text:p>
          </table:table-cell>
          <table:table-cell table:style-name="ce10" office:value-type="float" office:value="0.025506" calcext:value-type="float">
            <text:p><text:s/>0,026</text:p>
          </table:table-cell>
          <table:table-cell table:style-name="ce7" office:value-type="string" calcext:value-type="string">
            <text:p>  1 3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5" calcext:value-type="float">
            <text:p><text:s/>45</text:p>
          </table:table-cell>
          <table:table-cell table:style-name="ce10" office:value-type="float" office:value="-33.763542" calcext:value-type="float">
            <text:p><text:s/>33,764</text:p>
          </table:table-cell>
          <table:table-cell table:style-name="ce10" office:value-type="float" office:value="-0.012196" calcext:value-type="float">
            <text:p><text:s/>0,012</text:p>
          </table:table-cell>
          <table:table-cell table:style-name="ce10" office:value-type="float" office:value="0.138302" calcext:value-type="float">
            <text:p><text:s/>0,138</text:p>
          </table:table-cell>
          <table:table-cell table:style-name="ce10" office:value-type="float" office:value="-0.030476" calcext:value-type="float">
            <text:p><text:s/>0,030</text:p>
          </table:table-cell>
          <table:table-cell table:style-name="ce10" office:value-type="float" office:value="0.067573" calcext:value-type="float">
            <text:p><text:s/>0,068</text:p>
          </table:table-cell>
          <table:table-cell table:style-name="ce10" office:value-type="float" office:value="0.025872" calcext:value-type="float">
            <text:p><text:s/>0,026</text:p>
          </table:table-cell>
          <table:table-cell table:style-name="ce7" office:value-type="string" calcext:value-type="string">
            <text:p>  1 4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30.81609" calcext:value-type="float">
            <text:p><text:s/>30,816</text:p>
          </table:table-cell>
          <table:table-cell table:style-name="ce10" office:value-type="float" office:value="-0.016908" calcext:value-type="float">
            <text:p><text:s/>0,017</text:p>
          </table:table-cell>
          <table:table-cell table:style-name="ce10" office:value-type="float" office:value="-0.218405" calcext:value-type="float">
            <text:p><text:s/>0,218</text:p>
          </table:table-cell>
          <table:table-cell table:style-name="ce10" office:value-type="float" office:value="-0.07517" calcext:value-type="float">
            <text:p><text:s/>0,075</text:p>
          </table:table-cell>
          <table:table-cell table:style-name="ce10" office:value-type="float" office:value="-0.080448" calcext:value-type="float">
            <text:p><text:s/>0,080</text:p>
          </table:table-cell>
          <table:table-cell table:style-name="ce10" office:value-type="float" office:value="0.021806" calcext:value-type="float">
            <text:p><text:s/>0,022</text:p>
          </table:table-cell>
          <table:table-cell table:style-name="ce7" office:value-type="string" calcext:value-type="string">
            <text:p>  1 2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10" office:value-type="float" office:value="-31.468708" calcext:value-type="float">
            <text:p><text:s/>31,469</text:p>
          </table:table-cell>
          <table:table-cell table:style-name="ce10" office:value-type="float" office:value="-0.019187" calcext:value-type="float">
            <text:p><text:s/>0,019</text:p>
          </table:table-cell>
          <table:table-cell table:style-name="ce10" office:value-type="float" office:value="-0.123367" calcext:value-type="float">
            <text:p><text:s/>0,123</text:p>
          </table:table-cell>
          <table:table-cell table:style-name="ce10" office:value-type="float" office:value="-0.056616" calcext:value-type="float">
            <text:p><text:s/>0,057</text:p>
          </table:table-cell>
          <table:table-cell table:style-name="ce10" office:value-type="float" office:value="-0.025062" calcext:value-type="float">
            <text:p><text:s/>0,025</text:p>
          </table:table-cell>
          <table:table-cell table:style-name="ce10" office:value-type="float" office:value="0.009288" calcext:value-type="float">
            <text:p><text:s/>0,009</text:p>
          </table:table-cell>
          <table:table-cell table:style-name="ce7" office:value-type="string" calcext:value-type="string">
            <text:p>  1 2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10" office:value-type="float" office:value="-31.676369" calcext:value-type="float">
            <text:p><text:s/>31,676</text:p>
          </table:table-cell>
          <table:table-cell table:style-name="ce10" office:value-type="float" office:value="-0.014316" calcext:value-type="float">
            <text:p><text:s/>0,014</text:p>
          </table:table-cell>
          <table:table-cell table:style-name="ce10" office:value-type="float" office:value="0.034068" calcext:value-type="float">
            <text:p><text:s/>0,034</text:p>
          </table:table-cell>
          <table:table-cell table:style-name="ce10" office:value-type="float" office:value="-0.012811" calcext:value-type="float">
            <text:p><text:s/>0,013</text:p>
          </table:table-cell>
          <table:table-cell table:style-name="ce10" office:value-type="float" office:value="-0.0364" calcext:value-type="float">
            <text:p><text:s/>0,036</text:p>
          </table:table-cell>
          <table:table-cell table:style-name="ce10" office:value-type="float" office:value="0.011797" calcext:value-type="float">
            <text:p><text:s/>0,012</text:p>
          </table:table-cell>
          <table:table-cell table:style-name="ce7" office:value-type="string" calcext:value-type="string">
            <text:p>  1 2 5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8" calcext:value-type="float">
            <text:p><text:s/>8</text:p>
          </table:table-cell>
          <table:table-cell table:style-name="ce10" office:value-type="float" office:value="-31.600159" calcext:value-type="float">
            <text:p><text:s/>31,600</text:p>
          </table:table-cell>
          <table:table-cell table:style-name="ce10" office:value-type="float" office:value="-0.014474" calcext:value-type="float">
            <text:p><text:s/>0,014</text:p>
          </table:table-cell>
          <table:table-cell table:style-name="ce10" office:value-type="float" office:value="0.038292" calcext:value-type="float">
            <text:p><text:s/>0,038</text:p>
          </table:table-cell>
          <table:table-cell table:style-name="ce10" office:value-type="float" office:value="-0.011922" calcext:value-type="float">
            <text:p><text:s/>0,012</text:p>
          </table:table-cell>
          <table:table-cell table:style-name="ce10" office:value-type="float" office:value="-0.04262" calcext:value-type="float">
            <text:p><text:s/>0,043</text:p>
          </table:table-cell>
          <table:table-cell table:style-name="ce10" office:value-type="float" office:value="0.013354" calcext:value-type="float">
            <text:p><text:s/>0,013</text:p>
          </table:table-cell>
          <table:table-cell table:style-name="ce7" office:value-type="string" calcext:value-type="string">
            <text:p>  1 5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10" office:value-type="float" office:value="-16.199274" calcext:value-type="float">
            <text:p><text:s/>16,199</text:p>
          </table:table-cell>
          <table:table-cell table:style-name="ce10" office:value-type="float" office:value="-0.01933" calcext:value-type="float">
            <text:p><text:s/>0,019</text:p>
          </table:table-cell>
          <table:table-cell table:style-name="ce10" office:value-type="float" office:value="0.126034" calcext:value-type="float">
            <text:p><text:s/>0,126</text:p>
          </table:table-cell>
          <table:table-cell table:style-name="ce10" office:value-type="float" office:value="0.001838" calcext:value-type="float">
            <text:p><text:s/>0,002</text:p>
          </table:table-cell>
          <table:table-cell table:style-name="ce10" office:value-type="float" office:value="0.002678" calcext:value-type="float">
            <text:p><text:s/>0,003</text:p>
          </table:table-cell>
          <table:table-cell table:style-name="ce10" office:value-type="float" office:value="0.003379" calcext:value-type="float">
            <text:p><text:s/>0,003</text:p>
          </table:table-cell>
          <table:table-cell table:style-name="ce7" office:value-type="string" calcext:value-type="string">
            <text:p>  1 2 5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1" calcext:value-type="float">
            <text:p><text:s/>11</text:p>
          </table:table-cell>
          <table:table-cell table:style-name="ce10" office:value-type="float" office:value="-31.392498" calcext:value-type="float">
            <text:p><text:s/>31,392</text:p>
          </table:table-cell>
          <table:table-cell table:style-name="ce10" office:value-type="float" office:value="-0.019346" calcext:value-type="float">
            <text:p><text:s/>0,019</text:p>
          </table:table-cell>
          <table:table-cell table:style-name="ce10" office:value-type="float" office:value="-0.119143" calcext:value-type="float">
            <text:p><text:s/>0,119</text:p>
          </table:table-cell>
          <table:table-cell table:style-name="ce10" office:value-type="float" office:value="-0.055728" calcext:value-type="float">
            <text:p><text:s/>0,056</text:p>
          </table:table-cell>
          <table:table-cell table:style-name="ce10" office:value-type="float" office:value="-0.031281" calcext:value-type="float">
            <text:p><text:s/>0,031</text:p>
          </table:table-cell>
          <table:table-cell table:style-name="ce10" office:value-type="float" office:value="0.010845" calcext:value-type="float">
            <text:p><text:s/>0,011</text:p>
          </table:table-cell>
          <table:table-cell table:style-name="ce7" office:value-type="string" calcext:value-type="string">
            <text:p>  1 5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4" calcext:value-type="float">
            <text:p><text:s/>14</text:p>
          </table:table-cell>
          <table:table-cell table:style-name="ce10" office:value-type="float" office:value="-30.739883" calcext:value-type="float">
            <text:p><text:s/>30,740</text:p>
          </table:table-cell>
          <table:table-cell table:style-name="ce10" office:value-type="float" office:value="-0.017067" calcext:value-type="float">
            <text:p><text:s/>0,017</text:p>
          </table:table-cell>
          <table:table-cell table:style-name="ce10" office:value-type="float" office:value="-0.214181" calcext:value-type="float">
            <text:p><text:s/>0,214</text:p>
          </table:table-cell>
          <table:table-cell table:style-name="ce10" office:value-type="float" office:value="-0.074282" calcext:value-type="float">
            <text:p><text:s/>0,074</text:p>
          </table:table-cell>
          <table:table-cell table:style-name="ce10" office:value-type="float" office:value="-0.086667" calcext:value-type="float">
            <text:p><text:s/>0,087</text:p>
          </table:table-cell>
          <table:table-cell table:style-name="ce10" office:value-type="float" office:value="0.023363" calcext:value-type="float">
            <text:p><text:s/>0,023</text:p>
          </table:table-cell>
          <table:table-cell table:style-name="ce7" office:value-type="string" calcext:value-type="string">
            <text:p>  1 4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5" calcext:value-type="float">
            <text:p><text:s/>15</text:p>
          </table:table-cell>
          <table:table-cell table:style-name="ce10" office:value-type="float" office:value="-16.330727" calcext:value-type="float">
            <text:p><text:s/>16,331</text:p>
          </table:table-cell>
          <table:table-cell table:style-name="ce10" office:value-type="float" office:value="-0.014618" calcext:value-type="float">
            <text:p><text:s/>0,015</text:p>
          </table:table-cell>
          <table:table-cell table:style-name="ce10" office:value-type="float" office:value="0.287693" calcext:value-type="float">
            <text:p><text:s/>0,288</text:p>
          </table:table-cell>
          <table:table-cell table:style-name="ce10" office:value-type="float" office:value="0.046532" calcext:value-type="float">
            <text:p><text:s/>0,047</text:p>
          </table:table-cell>
          <table:table-cell table:style-name="ce10" office:value-type="float" office:value="-0.01488" calcext:value-type="float">
            <text:p><text:s/>0,015</text:p>
          </table:table-cell>
          <table:table-cell table:style-name="ce10" office:value-type="float" office:value="0.007445" calcext:value-type="float">
            <text:p><text:s/>0,007</text:p>
          </table:table-cell>
          <table:table-cell table:style-name="ce7" office:value-type="string" calcext:value-type="string">
            <text:p>  1 5 7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4" calcext:value-type="float">
            <text:p><text:s/>24</text:p>
          </table:table-cell>
          <table:table-cell table:style-name="ce10" office:value-type="float" office:value="-30.947544" calcext:value-type="float">
            <text:p><text:s/>30,948</text:p>
          </table:table-cell>
          <table:table-cell table:style-name="ce10" office:value-type="float" office:value="-0.012196" calcext:value-type="float">
            <text:p><text:s/>0,012</text:p>
          </table:table-cell>
          <table:table-cell table:style-name="ce10" office:value-type="float" office:value="-0.056746" calcext:value-type="float">
            <text:p><text:s/>0,057</text:p>
          </table:table-cell>
          <table:table-cell table:style-name="ce10" office:value-type="float" office:value="-0.030476" calcext:value-type="float">
            <text:p><text:s/>0,030</text:p>
          </table:table-cell>
          <table:table-cell table:style-name="ce10" office:value-type="float" office:value="-0.098006" calcext:value-type="float">
            <text:p><text:s/>0,098</text:p>
          </table:table-cell>
          <table:table-cell table:style-name="ce10" office:value-type="float" office:value="0.025872" calcext:value-type="float">
            <text:p><text:s/>0,026</text:p>
          </table:table-cell>
          <table:table-cell table:style-name="ce7" office:value-type="string" calcext:value-type="string">
            <text:p>  1 4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7" calcext:value-type="float">
            <text:p><text:s/>27</text:p>
          </table:table-cell>
          <table:table-cell table:style-name="ce10" office:value-type="float" office:value="-15.288429" calcext:value-type="float">
            <text:p><text:s/>15,288</text:p>
          </table:table-cell>
          <table:table-cell table:style-name="ce10" office:value-type="float" office:value="-0.017129" calcext:value-type="float">
            <text:p><text:s/>0,017</text:p>
          </table:table-cell>
          <table:table-cell table:style-name="ce10" office:value-type="float" office:value="0.05504" calcext:value-type="float">
            <text:p><text:s/>0,055</text:p>
          </table:table-cell>
          <table:table-cell table:style-name="ce10" office:value-type="float" office:value="-0.009493" calcext:value-type="float">
            <text:p><text:s/>0,009</text:p>
          </table:table-cell>
          <table:table-cell table:style-name="ce10" office:value-type="float" office:value="-0.052716" calcext:value-type="float">
            <text:p><text:s/>0,053</text:p>
          </table:table-cell>
          <table:table-cell table:style-name="ce10" office:value-type="float" office:value="0.017088" calcext:value-type="float">
            <text:p><text:s/>0,017</text:p>
          </table:table-cell>
          <table:table-cell table:style-name="ce7" office:value-type="string" calcext:value-type="string">
            <text:p>  1 3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10" office:value-type="float" office:value="-31.226089" calcext:value-type="float">
            <text:p><text:s/>31,226</text:p>
          </table:table-cell>
          <table:table-cell table:style-name="ce10" office:value-type="float" office:value="-0.01328" calcext:value-type="float">
            <text:p><text:s/>0,013</text:p>
          </table:table-cell>
          <table:table-cell table:style-name="ce10" office:value-type="float" office:value="-0.000111" calcext:value-type="float">
            <text:p><text:s/>0,000</text:p>
          </table:table-cell>
          <table:table-cell table:style-name="ce10" office:value-type="float" office:value="-0.01825" calcext:value-type="float">
            <text:p><text:s/>0,018</text:p>
          </table:table-cell>
          <table:table-cell table:style-name="ce10" office:value-type="float" office:value="-0.06987" calcext:value-type="float">
            <text:p><text:s/>0,070</text:p>
          </table:table-cell>
          <table:table-cell table:style-name="ce10" office:value-type="float" office:value="0.019879" calcext:value-type="float">
            <text:p><text:s/>0,020</text:p>
          </table:table-cell>
          <table:table-cell table:style-name="ce7" office:value-type="string" calcext:value-type="string">
            <text:p>  1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1" calcext:value-type="float">
            <text:p><text:s/>31</text:p>
          </table:table-cell>
          <table:table-cell table:style-name="ce10" office:value-type="float" office:value="-15.748997" calcext:value-type="float">
            <text:p><text:s/>15,749</text:p>
          </table:table-cell>
          <table:table-cell table:style-name="ce10" office:value-type="float" office:value="-0.018294" calcext:value-type="float">
            <text:p><text:s/>0,018</text:p>
          </table:table-cell>
          <table:table-cell table:style-name="ce10" office:value-type="float" office:value="0.091854" calcext:value-type="float">
            <text:p><text:s/>0,092</text:p>
          </table:table-cell>
          <table:table-cell table:style-name="ce10" office:value-type="float" office:value="-0.003601" calcext:value-type="float">
            <text:p><text:s/>0,004</text:p>
          </table:table-cell>
          <table:table-cell table:style-name="ce10" office:value-type="float" office:value="-0.030791" calcext:value-type="float">
            <text:p><text:s/>0,031</text:p>
          </table:table-cell>
          <table:table-cell table:style-name="ce10" office:value-type="float" office:value="0.011461" calcext:value-type="float">
            <text:p><text:s/>0,011</text:p>
          </table:table-cell>
          <table:table-cell table:style-name="ce7" office:value-type="string" calcext:value-type="string">
            <text:p>  1 8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2" calcext:value-type="float">
            <text:p><text:s/>32</text:p>
          </table:table-cell>
          <table:table-cell table:style-name="ce10" office:value-type="float" office:value="-15.283195" calcext:value-type="float">
            <text:p><text:s/>15,283</text:p>
          </table:table-cell>
          <table:table-cell table:style-name="ce10" office:value-type="float" office:value="-0.017086" calcext:value-type="float">
            <text:p><text:s/>0,017</text:p>
          </table:table-cell>
          <table:table-cell table:style-name="ce10" office:value-type="float" office:value="0.054874" calcext:value-type="float">
            <text:p><text:s/>0,055</text:p>
          </table:table-cell>
          <table:table-cell table:style-name="ce10" office:value-type="float" office:value="-0.009544" calcext:value-type="float">
            <text:p><text:s/>0,010</text:p>
          </table:table-cell>
          <table:table-cell table:style-name="ce10" office:value-type="float" office:value="-0.052558" calcext:value-type="float">
            <text:p><text:s/>0,053</text:p>
          </table:table-cell>
          <table:table-cell table:style-name="ce10" office:value-type="float" office:value="0.01701" calcext:value-type="float">
            <text:p><text:s/>0,017</text:p>
          </table:table-cell>
          <table:table-cell table:style-name="ce7" office:value-type="string" calcext:value-type="string">
            <text:p>  1 3 8 11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4" calcext:value-type="float">
            <text:p><text:s/>34</text:p>
          </table:table-cell>
          <table:table-cell table:style-name="ce10" office:value-type="float" office:value="-31.094639" calcext:value-type="float">
            <text:p><text:s/>31,095</text:p>
          </table:table-cell>
          <table:table-cell table:style-name="ce10" office:value-type="float" office:value="-0.017992" calcext:value-type="float">
            <text:p><text:s/>0,018</text:p>
          </table:table-cell>
          <table:table-cell table:style-name="ce10" office:value-type="float" office:value="-0.161771" calcext:value-type="float">
            <text:p><text:s/>0,162</text:p>
          </table:table-cell>
          <table:table-cell table:style-name="ce10" office:value-type="float" office:value="-0.062944" calcext:value-type="float">
            <text:p><text:s/>0,063</text:p>
          </table:table-cell>
          <table:table-cell table:style-name="ce10" office:value-type="float" office:value="-0.052312" calcext:value-type="float">
            <text:p><text:s/>0,052</text:p>
          </table:table-cell>
          <table:table-cell table:style-name="ce10" office:value-type="float" office:value="0.015813" calcext:value-type="float">
            <text:p><text:s/>0,016</text:p>
          </table:table-cell>
          <table:table-cell table:style-name="ce7" office:value-type="string" calcext:value-type="string">
            <text:p>  1 2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0" calcext:value-type="float">
            <text:p><text:s/>40</text:p>
          </table:table-cell>
          <table:table-cell table:style-name="ce10" office:value-type="float" office:value="-30.810854" calcext:value-type="float">
            <text:p><text:s/>30,811</text:p>
          </table:table-cell>
          <table:table-cell table:style-name="ce10" office:value-type="float" office:value="-0.016865" calcext:value-type="float">
            <text:p><text:s/>0,017</text:p>
          </table:table-cell>
          <table:table-cell table:style-name="ce10" office:value-type="float" office:value="-0.21857" calcext:value-type="float">
            <text:p><text:s/>0,219</text:p>
          </table:table-cell>
          <table:table-cell table:style-name="ce10" office:value-type="float" office:value="-0.075221" calcext:value-type="float">
            <text:p><text:s/>0,075</text:p>
          </table:table-cell>
          <table:table-cell table:style-name="ce10" office:value-type="float" office:value="-0.08029" calcext:value-type="float">
            <text:p><text:s/>0,080</text:p>
          </table:table-cell>
          <table:table-cell table:style-name="ce10" office:value-type="float" office:value="0.021728" calcext:value-type="float">
            <text:p><text:s/>0,022</text:p>
          </table:table-cell>
          <table:table-cell table:style-name="ce7" office:value-type="string" calcext:value-type="string">
            <text:p>  1 2 4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3" calcext:value-type="float">
            <text:p><text:s/>43</text:p>
          </table:table-cell>
          <table:table-cell table:style-name="ce10" office:value-type="float" office:value="-16.194038" calcext:value-type="float">
            <text:p><text:s/>16,194</text:p>
          </table:table-cell>
          <table:table-cell table:style-name="ce10" office:value-type="float" office:value="-0.019287" calcext:value-type="float">
            <text:p><text:s/>0,019</text:p>
          </table:table-cell>
          <table:table-cell table:style-name="ce10" office:value-type="float" office:value="0.125869" calcext:value-type="float">
            <text:p><text:s/>0,126</text:p>
          </table:table-cell>
          <table:table-cell table:style-name="ce10" office:value-type="float" office:value="0.001787" calcext:value-type="float">
            <text:p><text:s/>0,002</text:p>
          </table:table-cell>
          <table:table-cell table:style-name="ce10" office:value-type="float" office:value="0.002836" calcext:value-type="float">
            <text:p><text:s/>0,003</text:p>
          </table:table-cell>
          <table:table-cell table:style-name="ce10" office:value-type="float" office:value="0.003301" calcext:value-type="float">
            <text:p><text:s/>0,003</text:p>
          </table:table-cell>
          <table:table-cell table:style-name="ce7" office:value-type="string" calcext:value-type="string">
            <text:p>  1 2 5 8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56.038673" calcext:value-type="float">
            <text:p><text:s/>56,039</text:p>
          </table:table-cell>
          <table:table-cell table:style-name="ce10" office:value-type="float" office:value="0.011231" calcext:value-type="float">
            <text:p><text:s/>0,011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17558" calcext:value-type="float">
            <text:p><text:s/>0,176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32828" calcext:value-type="float">
            <text:p><text:s/>0,233</text:p>
          </table:table-cell>
          <table:table-cell table:style-name="ce7" office:value-type="string" calcext:value-type="string">
            <text:p>  1 2 5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10" office:value-type="float" office:value="-55.946102" calcext:value-type="float">
            <text:p><text:s/>55,946</text:p>
          </table:table-cell>
          <table:table-cell table:style-name="ce10" office:value-type="float" office:value="0.010083" calcext:value-type="float">
            <text:p><text:s/>0,010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215572" calcext:value-type="float">
            <text:p><text:s/>0,216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303513" calcext:value-type="float">
            <text:p><text:s/>0,304</text:p>
          </table:table-cell>
          <table:table-cell table:style-name="ce7" office:value-type="string" calcext:value-type="string">
            <text:p>  1 3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2" calcext:value-type="float">
            <text:p><text:s/>12</text:p>
          </table:table-cell>
          <table:table-cell table:style-name="ce10" office:value-type="float" office:value="-13.501132" calcext:value-type="float">
            <text:p><text:s/>13,501</text:p>
          </table:table-cell>
          <table:table-cell table:style-name="ce10" office:value-type="float" office:value="0.011697" calcext:value-type="float">
            <text:p><text:s/>0,012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073789" calcext:value-type="float">
            <text:p><text:s/>0,074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304049" calcext:value-type="float">
            <text:p><text:s/>0,304</text:p>
          </table:table-cell>
          <table:table-cell table:style-name="ce7" office:value-type="string" calcext:value-type="string">
            <text:p>  1 2 3 8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3" calcext:value-type="float">
            <text:p><text:s/>13</text:p>
          </table:table-cell>
          <table:table-cell table:style-name="ce10" office:value-type="float" office:value="-55.971916" calcext:value-type="float">
            <text:p><text:s/>55,972</text:p>
          </table:table-cell>
          <table:table-cell table:style-name="ce10" office:value-type="float" office:value="0.010652" calcext:value-type="float">
            <text:p><text:s/>0,011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224777" calcext:value-type="float">
            <text:p><text:s/>0,225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75527" calcext:value-type="float">
            <text:p><text:s/>0,276</text:p>
          </table:table-cell>
          <table:table-cell table:style-name="ce7" office:value-type="string" calcext:value-type="string">
            <text:p>  1 2 3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4" calcext:value-type="float">
            <text:p><text:s/>14</text:p>
          </table:table-cell>
          <table:table-cell table:style-name="ce10" office:value-type="float" office:value="-13.566001" calcext:value-type="float">
            <text:p><text:s/>13,566</text:p>
          </table:table-cell>
          <table:table-cell table:style-name="ce10" office:value-type="float" office:value="0.012136" calcext:value-type="float">
            <text:p><text:s/>0,012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124629" calcext:value-type="float">
            <text:p><text:s/>0,125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61108" calcext:value-type="float">
            <text:p><text:s/>0,261</text:p>
          </table:table-cell>
          <table:table-cell table:style-name="ce7" office:value-type="string" calcext:value-type="string">
            <text:p>  1 5 8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9" calcext:value-type="float">
            <text:p><text:s/>29</text:p>
          </table:table-cell>
          <table:table-cell table:style-name="ce10" office:value-type="float" office:value="-56.036785" calcext:value-type="float">
            <text:p><text:s/>56,037</text:p>
          </table:table-cell>
          <table:table-cell table:style-name="ce10" office:value-type="float" office:value="0.011091" calcext:value-type="float">
            <text:p><text:s/>0,011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173937" calcext:value-type="float">
            <text:p><text:s/>0,174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32585" calcext:value-type="float">
            <text:p><text:s/>0,233</text:p>
          </table:table-cell>
          <table:table-cell table:style-name="ce7" office:value-type="string" calcext:value-type="string">
            <text:p>  1 5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10" office:value-type="float" office:value="-13.533911" calcext:value-type="float">
            <text:p><text:s/>13,534</text:p>
          </table:table-cell>
          <table:table-cell table:style-name="ce10" office:value-type="float" office:value="0.012106" calcext:value-type="float">
            <text:p><text:s/>0,012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097771" calcext:value-type="float">
            <text:p><text:s/>0,098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76735" calcext:value-type="float">
            <text:p><text:s/>0,277</text:p>
          </table:table-cell>
          <table:table-cell table:style-name="ce7" office:value-type="string" calcext:value-type="string">
            <text:p>  1 2 8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3" calcext:value-type="float">
            <text:p><text:s/>33</text:p>
          </table:table-cell>
          <table:table-cell table:style-name="ce10" office:value-type="float" office:value="-56.004696" calcext:value-type="float">
            <text:p><text:s/>56,005</text:p>
          </table:table-cell>
          <table:table-cell table:style-name="ce10" office:value-type="float" office:value="0.011061" calcext:value-type="float">
            <text:p><text:s/>0,011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0.200795" calcext:value-type="float">
            <text:p><text:s/>0,201</text:p>
          </table:table-cell>
          <table:table-cell table:style-name="ce10" office:value-type="float" office:value="0" calcext:value-type="float">
            <text:p><text:s/>0,000</text:p>
          </table:table-cell>
          <table:table-cell table:style-name="ce10" office:value-type="float" office:value="-0.248212" calcext:value-type="float">
            <text:p><text:s/>0,248</text:p>
          </table:table-cell>
          <table:table-cell table:style-name="ce7" office:value-type="string" calcext:value-type="string">
            <text:p>  1 2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10" office:value-type="float" office:value="-56.982784" calcext:value-type="float">
            <text:p><text:s/>56,983</text:p>
          </table:table-cell>
          <table:table-cell table:style-name="ce10" office:value-type="float" office:value="0.011091" calcext:value-type="float">
            <text:p><text:s/>0,011</text:p>
          </table:table-cell>
          <table:table-cell table:style-name="ce10" office:value-type="float" office:value="0.373965" calcext:value-type="float">
            <text:p><text:s/>0,374</text:p>
          </table:table-cell>
          <table:table-cell table:style-name="ce10" office:value-type="float" office:value="0.173937" calcext:value-type="float">
            <text:p><text:s/>0,174</text:p>
          </table:table-cell>
          <table:table-cell table:style-name="ce10" office:value-type="float" office:value="0.500057" calcext:value-type="float">
            <text:p><text:s/>0,500</text:p>
          </table:table-cell>
          <table:table-cell table:style-name="ce10" office:value-type="float" office:value="-0.232585" calcext:value-type="float">
            <text:p><text:s/>0,233</text:p>
          </table:table-cell>
          <table:table-cell table:style-name="ce7" office:value-type="string" calcext:value-type="string">
            <text:p>  1 5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4" calcext:value-type="float">
            <text:p><text:s/>4</text:p>
          </table:table-cell>
          <table:table-cell table:style-name="ce10" office:value-type="float" office:value="-56.95834" calcext:value-type="float">
            <text:p><text:s/>56,958</text:p>
          </table:table-cell>
          <table:table-cell table:style-name="ce10" office:value-type="float" office:value="0.010695" calcext:value-type="float">
            <text:p><text:s/>0,011</text:p>
          </table:table-cell>
          <table:table-cell table:style-name="ce10" office:value-type="float" office:value="0.358406" calcext:value-type="float">
            <text:p><text:s/>0,358</text:p>
          </table:table-cell>
          <table:table-cell table:style-name="ce10" office:value-type="float" office:value="0.166701" calcext:value-type="float">
            <text:p><text:s/>0,167</text:p>
          </table:table-cell>
          <table:table-cell table:style-name="ce10" office:value-type="float" office:value="0.560947" calcext:value-type="float">
            <text:p><text:s/>0,561</text:p>
          </table:table-cell>
          <table:table-cell table:style-name="ce10" office:value-type="float" office:value="-0.260905" calcext:value-type="float">
            <text:p><text:s/>0,261</text:p>
          </table:table-cell>
          <table:table-cell table:style-name="ce7" office:value-type="string" calcext:value-type="string">
            <text:p>  1 5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6" calcext:value-type="float">
            <text:p><text:s/>6</text:p>
          </table:table-cell>
          <table:table-cell table:style-name="ce10" office:value-type="float" office:value="-56.893471" calcext:value-type="float">
            <text:p><text:s/>56,893</text:p>
          </table:table-cell>
          <table:table-cell table:style-name="ce10" office:value-type="float" office:value="0.010256" calcext:value-type="float">
            <text:p><text:s/>0,010</text:p>
          </table:table-cell>
          <table:table-cell table:style-name="ce10" office:value-type="float" office:value="0.467712" calcext:value-type="float">
            <text:p><text:s/>0,468</text:p>
          </table:table-cell>
          <table:table-cell table:style-name="ce10" office:value-type="float" office:value="0.21754" calcext:value-type="float">
            <text:p><text:s/>0,218</text:p>
          </table:table-cell>
          <table:table-cell table:style-name="ce10" office:value-type="float" office:value="0.653271" calcext:value-type="float">
            <text:p><text:s/>0,653</text:p>
          </table:table-cell>
          <table:table-cell table:style-name="ce10" office:value-type="float" office:value="-0.303847" calcext:value-type="float">
            <text:p><text:s/>0,304</text:p>
          </table:table-cell>
          <table:table-cell table:style-name="ce7" office:value-type="string" calcext:value-type="string">
            <text:p>  1 2 3 7 8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8" calcext:value-type="float">
            <text:p><text:s/>8</text:p>
          </table:table-cell>
          <table:table-cell table:style-name="ce10" office:value-type="float" office:value="-56.909954" calcext:value-type="float">
            <text:p><text:s/>56,910</text:p>
          </table:table-cell>
          <table:table-cell table:style-name="ce10" office:value-type="float" office:value="0.010705" calcext:value-type="float">
            <text:p><text:s/>0,011</text:p>
          </table:table-cell>
          <table:table-cell table:style-name="ce10" office:value-type="float" office:value="0.447572" calcext:value-type="float">
            <text:p><text:s/>0,448</text:p>
          </table:table-cell>
          <table:table-cell table:style-name="ce10" office:value-type="float" office:value="0.208173" calcext:value-type="float">
            <text:p><text:s/>0,208</text:p>
          </table:table-cell>
          <table:table-cell table:style-name="ce10" office:value-type="float" office:value="0.474388" calcext:value-type="float">
            <text:p><text:s/>0,474</text:p>
          </table:table-cell>
          <table:table-cell table:style-name="ce10" office:value-type="float" office:value="-0.220645" calcext:value-type="float">
            <text:p><text:s/>0,221</text:p>
          </table:table-cell>
          <table:table-cell table:style-name="ce7" office:value-type="string" calcext:value-type="string">
            <text:p>  1 2 4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0" calcext:value-type="float">
            <text:p><text:s/>10</text:p>
          </table:table-cell>
          <table:table-cell table:style-name="ce10" office:value-type="float" office:value="-56.892101" calcext:value-type="float">
            <text:p><text:s/>56,892</text:p>
          </table:table-cell>
          <table:table-cell table:style-name="ce10" office:value-type="float" office:value="0.010083" calcext:value-type="float">
            <text:p><text:s/>0,010</text:p>
          </table:table-cell>
          <table:table-cell table:style-name="ce10" office:value-type="float" office:value="0.463479" calcext:value-type="float">
            <text:p><text:s/>0,463</text:p>
          </table:table-cell>
          <table:table-cell table:style-name="ce10" office:value-type="float" office:value="0.215572" calcext:value-type="float">
            <text:p><text:s/>0,216</text:p>
          </table:table-cell>
          <table:table-cell table:style-name="ce10" office:value-type="float" office:value="0.652553" calcext:value-type="float">
            <text:p><text:s/>0,653</text:p>
          </table:table-cell>
          <table:table-cell table:style-name="ce10" office:value-type="float" office:value="-0.303513" calcext:value-type="float">
            <text:p><text:s/>0,304</text:p>
          </table:table-cell>
          <table:table-cell table:style-name="ce7" office:value-type="string" calcext:value-type="string">
            <text:p>  1 3 7 8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2" calcext:value-type="float">
            <text:p><text:s/>12</text:p>
          </table:table-cell>
          <table:table-cell table:style-name="ce10" office:value-type="float" office:value="-14.447131" calcext:value-type="float">
            <text:p><text:s/>14,447</text:p>
          </table:table-cell>
          <table:table-cell table:style-name="ce10" office:value-type="float" office:value="0.011697" calcext:value-type="float">
            <text:p><text:s/>0,012</text:p>
          </table:table-cell>
          <table:table-cell table:style-name="ce10" office:value-type="float" office:value="-0.158647" calcext:value-type="float">
            <text:p><text:s/>0,159</text:p>
          </table:table-cell>
          <table:table-cell table:style-name="ce10" office:value-type="float" office:value="-0.073789" calcext:value-type="float">
            <text:p><text:s/>0,074</text:p>
          </table:table-cell>
          <table:table-cell table:style-name="ce10" office:value-type="float" office:value="0.653706" calcext:value-type="float">
            <text:p><text:s/>0,654</text:p>
          </table:table-cell>
          <table:table-cell table:style-name="ce10" office:value-type="float" office:value="-0.304049" calcext:value-type="float">
            <text:p><text:s/>0,304</text:p>
          </table:table-cell>
          <table:table-cell table:style-name="ce7" office:value-type="string" calcext:value-type="string">
            <text:p>  1 2 3 8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3" calcext:value-type="float">
            <text:p><text:s/>13</text:p>
          </table:table-cell>
          <table:table-cell table:style-name="ce10" office:value-type="float" office:value="-56.917915" calcext:value-type="float">
            <text:p><text:s/>56,918</text:p>
          </table:table-cell>
          <table:table-cell table:style-name="ce10" office:value-type="float" office:value="0.010652" calcext:value-type="float">
            <text:p><text:s/>0,011</text:p>
          </table:table-cell>
          <table:table-cell table:style-name="ce10" office:value-type="float" office:value="0.48327" calcext:value-type="float">
            <text:p><text:s/>0,483</text:p>
          </table:table-cell>
          <table:table-cell table:style-name="ce10" office:value-type="float" office:value="0.224777" calcext:value-type="float">
            <text:p><text:s/>0,225</text:p>
          </table:table-cell>
          <table:table-cell table:style-name="ce10" office:value-type="float" office:value="0.592382" calcext:value-type="float">
            <text:p><text:s/>0,592</text:p>
          </table:table-cell>
          <table:table-cell table:style-name="ce10" office:value-type="float" office:value="-0.275527" calcext:value-type="float">
            <text:p><text:s/>0,276</text:p>
          </table:table-cell>
          <table:table-cell table:style-name="ce7" office:value-type="string" calcext:value-type="string">
            <text:p>  1 2 3 7 8 9 10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4" calcext:value-type="float">
            <text:p><text:s/>14</text:p>
          </table:table-cell>
          <table:table-cell table:style-name="ce10" office:value-type="float" office:value="-14.512" calcext:value-type="float">
            <text:p><text:s/>14,512</text:p>
          </table:table-cell>
          <table:table-cell table:style-name="ce10" office:value-type="float" office:value="0.012136" calcext:value-type="float">
            <text:p><text:s/>0,012</text:p>
          </table:table-cell>
          <table:table-cell table:style-name="ce10" office:value-type="float" office:value="-0.267952" calcext:value-type="float">
            <text:p><text:s/>0,268</text:p>
          </table:table-cell>
          <table:table-cell table:style-name="ce10" office:value-type="float" office:value="-0.124629" calcext:value-type="float">
            <text:p><text:s/>0,125</text:p>
          </table:table-cell>
          <table:table-cell table:style-name="ce10" office:value-type="float" office:value="0.561381" calcext:value-type="float">
            <text:p><text:s/>0,561</text:p>
          </table:table-cell>
          <table:table-cell table:style-name="ce10" office:value-type="float" office:value="-0.261108" calcext:value-type="float">
            <text:p><text:s/>0,261</text:p>
          </table:table-cell>
          <table:table-cell table:style-name="ce7" office:value-type="string" calcext:value-type="string">
            <text:p>  1 5 8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18" calcext:value-type="float">
            <text:p><text:s/>18</text:p>
          </table:table-cell>
          <table:table-cell table:style-name="ce10" office:value-type="float" office:value="-56.984673" calcext:value-type="float">
            <text:p><text:s/>56,985</text:p>
          </table:table-cell>
          <table:table-cell table:style-name="ce10" office:value-type="float" office:value="0.011231" calcext:value-type="float">
            <text:p><text:s/>0,011</text:p>
          </table:table-cell>
          <table:table-cell table:style-name="ce10" office:value-type="float" office:value="0.377496" calcext:value-type="float">
            <text:p><text:s/>0,377</text:p>
          </table:table-cell>
          <table:table-cell table:style-name="ce10" office:value-type="float" office:value="0.17558" calcext:value-type="float">
            <text:p><text:s/>0,176</text:p>
          </table:table-cell>
          <table:table-cell table:style-name="ce10" office:value-type="float" office:value="0.50058" calcext:value-type="float">
            <text:p><text:s/>0,501</text:p>
          </table:table-cell>
          <table:table-cell table:style-name="ce10" office:value-type="float" office:value="-0.232828" calcext:value-type="float">
            <text:p><text:s/>0,233</text:p>
          </table:table-cell>
          <table:table-cell table:style-name="ce7" office:value-type="string" calcext:value-type="string">
            <text:p>  1 2 5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24" calcext:value-type="float">
            <text:p><text:s/>24</text:p>
          </table:table-cell>
          <table:table-cell table:style-name="ce10" office:value-type="float" office:value="-56.908585" calcext:value-type="float">
            <text:p><text:s/>56,909</text:p>
          </table:table-cell>
          <table:table-cell table:style-name="ce10" office:value-type="float" office:value="0.010532" calcext:value-type="float">
            <text:p><text:s/>0,011</text:p>
          </table:table-cell>
          <table:table-cell table:style-name="ce10" office:value-type="float" office:value="0.44334" calcext:value-type="float">
            <text:p><text:s/>0,443</text:p>
          </table:table-cell>
          <table:table-cell table:style-name="ce10" office:value-type="float" office:value="0.206205" calcext:value-type="float">
            <text:p><text:s/>0,206</text:p>
          </table:table-cell>
          <table:table-cell table:style-name="ce10" office:value-type="float" office:value="0.473669" calcext:value-type="float">
            <text:p><text:s/>0,474</text:p>
          </table:table-cell>
          <table:table-cell table:style-name="ce10" office:value-type="float" office:value="-0.220311" calcext:value-type="float">
            <text:p><text:s/>0,220</text:p>
          </table:table-cell>
          <table:table-cell table:style-name="ce7" office:value-type="string" calcext:value-type="string">
            <text:p>  1 4 7 8 9 10 11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5" office:value-type="float" office:value="2" calcext:value-type="float">
            <text:p><text:s/>2</text:p>
          </table:table-cell>
          <table:table-cell table:style-name="ce5" office:value-type="float" office:value="1" calcext:value-type="float">
            <text:p><text:s/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0" calcext:value-type="float">
            <text:p><text:s/>30</text:p>
          </table:table-cell>
          <table:table-cell table:style-name="ce10" office:value-type="float" office:value="-14.47991" calcext:value-type="float">
            <text:p><text:s/>14,480</text:p>
          </table:table-cell>
          <table:table-cell table:style-name="ce10" office:value-type="float" office:value="0.012106" calcext:value-type="float">
            <text:p><text:s/>0,012</text:p>
          </table:table-cell>
          <table:table-cell table:style-name="ce10" office:value-type="float" office:value="-0.210207" calcext:value-type="float">
            <text:p><text:s/>0,210</text:p>
          </table:table-cell>
          <table:table-cell table:style-name="ce10" office:value-type="float" office:value="-0.097771" calcext:value-type="float">
            <text:p><text:s/>0,098</text:p>
          </table:table-cell>
          <table:table-cell table:style-name="ce10" office:value-type="float" office:value="0.59498" calcext:value-type="float">
            <text:p><text:s/>0,595</text:p>
          </table:table-cell>
          <table:table-cell table:style-name="ce10" office:value-type="float" office:value="-0.276735" calcext:value-type="float">
            <text:p><text:s/>0,277</text:p>
          </table:table-cell>
          <table:table-cell table:style-name="ce7" office:value-type="string" calcext:value-type="string">
            <text:p>  1 2 8 </text:p>
          </table:table-cell>
          <table:table-cell table:number-columns-repeated="51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number-columns-repeated="2" table:style-name="ce5" office:value-type="float" office:value="2" calcext:value-type="float">
            <text:p><text:s/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5" office:value-type="float" office:value="33" calcext:value-type="float">
            <text:p><text:s/>33</text:p>
          </table:table-cell>
          <table:table-cell table:style-name="ce10" office:value-type="float" office:value="-56.950695" calcext:value-type="float">
            <text:p><text:s/>56,951</text:p>
          </table:table-cell>
          <table:table-cell table:style-name="ce10" office:value-type="float" office:value="0.011061" calcext:value-type="float">
            <text:p><text:s/>0,011</text:p>
          </table:table-cell>
          <table:table-cell table:style-name="ce10" office:value-type="float" office:value="0.43171" calcext:value-type="float">
            <text:p><text:s/>0,432</text:p>
          </table:table-cell>
          <table:table-cell table:style-name="ce10" office:value-type="float" office:value="0.200795" calcext:value-type="float">
            <text:p><text:s/>0,201</text:p>
          </table:table-cell>
          <table:table-cell table:style-name="ce10" office:value-type="float" office:value="0.533656" calcext:value-type="float">
            <text:p><text:s/>0,534</text:p>
          </table:table-cell>
          <table:table-cell table:style-name="ce10" office:value-type="float" office:value="-0.248212" calcext:value-type="float">
            <text:p><text:s/>0,248</text:p>
          </table:table-cell>
          <table:table-cell table:style-name="ce7" office:value-type="string" calcext:value-type="string">
            <text:p>  1 2 7 8 9 10 </text:p>
          </table:table-cell>
          <table:table-cell table:number-columns-repeated="51"/>
        </table:table-row>
        <table:table-row table:style-name="ro3" table:number-rows-repeated="104844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 Cyr" svg:font-family="'Courier New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₽</number:text>
    </number:number-style>
    <number:number-style style:name="N107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₽</number:text>
    </number:number-style>
    <number:number-style style:name="N10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style:text-properties fo:color="#ff0000"/>
      <number:number number:decimal-places="0" loext:min-decimal-places="0" number:min-integer-digits="1"/>
    </number:number-style>
    <number:number-style style:name="N123P1" style:volatile="true">
      <style:text-properties fo:color="#0000ff"/>
      <number:text> </number:text>
      <number:number number:decimal-places="0" loext:min-decimal-places="0" number:min-integer-digits="1"/>
    </number:number-style>
    <number:number-style style:name="N123P2" style:volatile="true">
      <style:text-properties fo:color="#000000"/>
      <number:text> </number:text>
      <number:number number:decimal-places="0" loext:min-decimal-places="0" number:min-integer-digits="1"/>
    </number:number-style>
    <number:text-style style:name="N123">
      <number:text/>
      <style:map style:condition="value()&gt;10000" style:apply-style-name="N123P0"/>
      <style:map style:condition="value()&lt;0" style:apply-style-name="N123P1"/>
      <style:map style:condition="value()&gt;=0" style:apply-style-name="N123P2"/>
    </number:text-style>
    <number:number-style style:name="N124P0" style:volatile="true">
      <style:text-properties fo:color="#ff0000"/>
      <number:number number:decimal-places="3" loext:min-decimal-places="3" number:min-integer-digits="1"/>
    </number:number-style>
    <number:number-style style:name="N124P1" style:volatile="true">
      <style:text-properties fo:color="#0000ff"/>
      <number:text> </number:text>
      <number:number number:decimal-places="3" loext:min-decimal-places="3" number:min-integer-digits="1"/>
    </number:number-style>
    <number:number-style style:name="N124P2" style:volatile="true">
      <style:text-properties fo:color="#000000"/>
      <number:text> </number:text>
      <number:number number:decimal-places="3" loext:min-decimal-places="3" number:min-integer-digits="1"/>
    </number:number-style>
    <number:text-style style:name="N124">
      <number:text/>
      <style:map style:condition="value()&gt;1.00000002004088E+020" style:apply-style-name="N124P0"/>
      <style:map style:condition="value()&lt;-1.00000002004088E+020" style:apply-style-name="N124P1"/>
      <style:map style:condition="value()&gt;=-1.00000002004088E+020" style:apply-style-name="N124P2"/>
    </number:text-style>
    <style:style style:name="Default" style:family="table-cell">
      <style:table-cell-properties fo:padding="0.71mm" style:rotation-align="none"/>
      <style:text-properties style:font-name="Courier New Cyr" fo:font-family="'Courier New Cyr'" style:font-name-complex="Courier New Cyr" style:font-family-complex="'Courier New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.05mm" fo:margin-right="19.05mm" style:first-page-number="continue" style:writing-mode="lr-tb" style:print="charts drawings grid objects zero-values"/>
      <style:header-style>
        <style:header-footer-properties fo:min-height="7.5mm" fo:margin-left="0mm" fo:margin-right="0mm" fo:margin-bottom="9.17mm"/>
      </style:header-style>
      <style:footer-style>
        <style:header-footer-properties fo:min-height="7.5mm" fo:margin-left="0mm" fo:margin-right="0mm" fo:margin-top="9.1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 New Cyr" fo:font-size="10pt" fo:font-style="normal" fo:text-shadow="none" style:text-underline-style="none" fo:font-weight="normal" style:font-size-asian="10pt" style:font-style-asian="normal" style:font-weight-asian="normal" style:font-name-complex="Courier New Cyr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_20_" style:display-name="PageStyle_ 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Александр Пономарев</meta:initial-creator>
    <meta:creation-date>2019-10-02T14:19:06</meta:creation-date>
    <dc:creator>Пономарев</dc:creator>
    <dc:date>2019-10-02T14:20:55</dc:date>
    <meta:document-statistic meta:table-count="1" meta:cell-count="1627" meta:object-count="0"/>
    <meta:generator>LibreOffice/6.3.2.2$Windows_X86_64 LibreOffice_project/98b30e735bda24bc04ab42594c85f7fd8be07b9c</meta:generator>
  </office:meta>
</office:document-meta>
</file>